
<file path=META-INF/manifest.xml><?xml version="1.0" encoding="utf-8"?>
<manifest:manifest xmlns:manifest="urn:oasis:names:tc:opendocument:xmlns:manifest:1.0">
  <manifest:file-entry manifest:media-type="application/vnd.oasis.opendocument.text" manifest:full-path="/"/>
</manifest:manifest>
</file>

<file path=content.xml><?xml version="1.0" encoding="utf-8"?>
<office:document-content xmlns:office="urn:oasis:names:tc:opendocument:xmlns:office:1.0" xmlns:style="urn:oasis:names:tc:opendocument:xmlns:style:1.0" xmlns:text="urn:oasis:names:tc:opendocument:xmlns:text:1.0" xmlns:svg="urn:oasis:names:tc:opendocument:xmlns:svg-compatible:1.0" xmlns:fo="urn:oasis:names:tc:opendocument:xmlns:xsl-fo-compatible:1.0" xmlns:xlink="http://www.w3.org/1999/xlink" xmlns:table="urn:oasis:names:tc:opendocument:xmlns:table:1.0" xmlns:draw="urn:oasis:names:tc:opendocument:xmlns:drawing:1.0">
  <office:automatic-styles>
    <style:style style:family="text" style:name="T1" style:display-name="T1" style:parent-style-name="CharStyle4">
      <style:text-properties fo:color="#000000"/>
    </style:style>
    <style:style style:family="text" style:name="T2" style:display-name="T2" style:parent-style-name="CharStyle6">
      <style:text-properties fo:color="#000000"/>
    </style:style>
    <style:style style:family="text" style:name="T3" style:display-name="T3" style:parent-style-name="CharStyle8">
      <style:text-properties fo:color="#000000"/>
    </style:style>
    <style:style style:family="text" style:name="T4" style:display-name="T4" style:parent-style-name="CharStyle9">
      <style:text-properties fo:language="en" style:language-asian="en" style:language-complex="en" fo:country="US" style:country-asian="US" style:country-complex="US" fo:color="#000000"/>
    </style:style>
    <style:style style:family="text" style:name="T5" style:display-name="T5" style:parent-style-name="CharStyle9">
      <style:text-properties fo:language="en" style:language-asian="en" style:language-complex="en" fo:country="US" style:country-asian="US" style:country-complex="US" style:text-position="25%" fo:color="#000000"/>
    </style:style>
    <style:style style:family="text" style:name="T6" style:display-name="T6" style:parent-style-name="CharStyle11">
      <style:text-properties fo:color="#000000"/>
    </style:style>
    <style:style style:family="text" style:name="T7" style:display-name="T7" style:parent-style-name="CharStyle12">
      <style:text-properties fo:language="en" style:language-asian="en" style:language-complex="en" fo:country="US" style:country-asian="US" style:country-complex="US" fo:color="#000000"/>
    </style:style>
    <style:style style:family="text" style:name="T8" style:display-name="T8" style:parent-style-name="CharStyle12">
      <style:text-properties fo:language="en" style:language-asian="en" style:language-complex="en" fo:country="US" style:country-asian="US" style:country-complex="US" style:text-position="25%" fo:color="#000000"/>
    </style:style>
    <style:style style:family="text" style:name="T9" style:display-name="T9" style:parent-style-name="CharStyle15">
      <style:text-properties fo:color="#000000"/>
    </style:style>
    <style:style style:family="text" style:name="T10" style:display-name="T10" style:parent-style-name="CharStyle17">
      <style:text-properties fo:color="#000000"/>
    </style:style>
    <style:style style:family="text" style:name="T11" style:display-name="T11" style:parent-style-name="CharStyle6">
      <style:text-properties style:text-position="25%" fo:color="#000000"/>
    </style:style>
    <style:style style:family="text" style:name="T12" style:display-name="T12" style:parent-style-name="CharStyle19">
      <style:text-properties fo:color="#000000"/>
    </style:style>
    <style:style style:family="text" style:name="T13" style:display-name="T13" style:parent-style-name="CharStyle19">
      <style:text-properties style:text-position="25%" fo:color="#000000"/>
    </style:style>
    <style:style style:family="text" style:name="T14" style:display-name="T14" style:parent-style-name="CharStyle21">
      <style:text-properties fo:color="#000000"/>
    </style:style>
    <style:style style:family="text" style:name="T15" style:display-name="T15" style:parent-style-name="CharStyle14">
      <style:text-properties fo:color="#000000"/>
    </style:style>
    <style:style style:family="text" style:name="T16" style:display-name="T16" style:parent-style-name="CharStyle22">
      <style:text-properties fo:language="en" style:language-asian="en" style:language-complex="en" fo:country="US" style:country-asian="US" style:country-complex="US" fo:color="#000000"/>
    </style:style>
    <style:style style:family="text" style:name="T17" style:display-name="T17" style:parent-style-name="CharStyle23">
      <style:text-properties fo:color="#000000"/>
    </style:style>
    <style:style style:family="text" style:name="T18" style:display-name="T18" style:parent-style-name="CharStyle25">
      <style:text-properties fo:color="#000000"/>
    </style:style>
    <style:style style:family="text" style:name="T19" style:display-name="T19" style:parent-style-name="CharStyle26">
      <style:text-properties fo:color="#000000"/>
    </style:style>
    <style:style style:family="text" style:name="T20" style:display-name="T20" style:parent-style-name="CharStyle27">
      <style:text-properties fo:color="#000000"/>
    </style:style>
    <style:style style:family="text" style:name="T21" style:display-name="T21" style:parent-style-name="CharStyle29">
      <style:text-properties fo:color="#000000"/>
    </style:style>
    <style:style style:family="text" style:name="T22" style:display-name="T22" style:parent-style-name="CharStyle30">
      <style:text-properties fo:language="en" style:language-asian="en" style:language-complex="en" fo:country="US" style:country-asian="US" style:country-complex="US" fo:color="#000000"/>
    </style:style>
    <style:style style:family="text" style:name="T23" style:display-name="T23" style:parent-style-name="CharStyle32">
      <style:text-properties fo:color="#000000"/>
    </style:style>
    <style:style style:family="text" style:name="T24" style:display-name="T24" style:parent-style-name="CharStyle33">
      <style:text-properties fo:color="#000000"/>
    </style:style>
    <style:style style:family="paragraph" style:name="P1">
      <style:paragraph-properties style:page-number="auto"/>
      <style:text-properties fo:font-size="1.pt" style:font-size-asian="1.pt" style:font-size-complex="1.pt"/>
    </style:style>
    <style:style style:family="paragraph" style:name="P2">
      <style:paragraph-properties fo:break-after="page" style:page-number="auto"/>
      <style:text-properties fo:font-size="1.pt" style:font-size-asian="1.pt" style:font-size-complex="1.pt"/>
    </style:style>
    <style:style style:family="paragraph" style:name="P3">
      <style:paragraph-properties style:page-number="auto"/>
      <style:text-properties fo:font-size="1.pt" style:font-size-asian="1.pt" style:font-size-complex="1.pt"/>
    </style:style>
    <style:style style:family="paragraph" style:name="P4">
      <style:paragraph-properties fo:break-after="page" style:page-number="auto"/>
      <style:text-properties fo:font-size="1.pt" style:font-size-asian="1.pt" style:font-size-complex="1.pt"/>
    </style:style>
    <style:style style:family="paragraph" style:name="P5">
      <style:paragraph-properties style:page-number="auto"/>
      <style:text-properties fo:font-size="1.pt" style:font-size-asian="1.pt" style:font-size-complex="1.pt"/>
    </style:style>
    <style:style style:family="paragraph" style:name="P6">
      <style:paragraph-properties fo:break-after="page" style:page-number="auto"/>
      <style:text-properties fo:font-size="1.pt" style:font-size-asian="1.pt" style:font-size-complex="1.pt"/>
    </style:style>
    <style:style style:family="paragraph" style:name="P7">
      <style:paragraph-properties style:page-number="auto"/>
      <style:text-properties fo:font-size="1.pt" style:font-size-asian="1.pt" style:font-size-complex="1.pt"/>
    </style:style>
    <style:style style:family="paragraph" style:name="P8">
      <style:paragraph-properties fo:break-after="page" style:page-number="auto"/>
      <style:text-properties fo:font-size="1.pt" style:font-size-asian="1.pt" style:font-size-complex="1.pt"/>
    </style:style>
    <style:style style:family="paragraph" style:name="P9">
      <style:paragraph-properties style:page-number="auto"/>
      <style:text-properties fo:font-size="1.pt" style:font-size-asian="1.pt" style:font-size-complex="1.pt"/>
    </style:style>
    <style:style style:family="paragraph" style:name="P10">
      <style:paragraph-properties fo:break-after="page" style:page-number="auto"/>
      <style:text-properties fo:font-size="1.pt" style:font-size-asian="1.pt" style:font-size-complex="1.pt"/>
    </style:style>
    <style:style style:family="paragraph" style:name="P11">
      <style:paragraph-properties style:page-number="auto"/>
      <style:text-properties fo:font-size="1.pt" style:font-size-asian="1.pt" style:font-size-complex="1.pt"/>
    </style:style>
    <style:style style:family="paragraph" style:name="P12">
      <style:paragraph-properties fo:break-after="page" style:page-number="auto"/>
      <style:text-properties fo:font-size="1.pt" style:font-size-asian="1.pt" style:font-size-complex="1.pt"/>
    </style:style>
    <style:style style:family="paragraph" style:name="P13">
      <style:paragraph-properties style:page-number="auto"/>
      <style:text-properties fo:font-size="1.pt" style:font-size-asian="1.pt" style:font-size-complex="1.pt"/>
    </style:style>
    <style:style style:family="paragraph" style:name="P14">
      <style:paragraph-properties fo:break-after="page" style:page-number="auto"/>
      <style:text-properties fo:font-size="1.pt" style:font-size-asian="1.pt" style:font-size-complex="1.pt"/>
    </style:style>
    <style:style style:family="paragraph" style:name="P15">
      <style:paragraph-properties style:page-number="auto"/>
      <style:text-properties fo:font-size="1.pt" style:font-size-asian="1.pt" style:font-size-complex="1.pt"/>
    </style:style>
    <style:style style:family="paragraph" style:name="P16">
      <style:paragraph-properties fo:break-after="page" style:page-number="auto"/>
      <style:text-properties fo:font-size="1.pt" style:font-size-asian="1.pt" style:font-size-complex="1.pt"/>
    </style:style>
    <style:style style:family="paragraph" style:name="P17">
      <style:paragraph-properties style:page-number="auto"/>
      <style:text-properties fo:font-size="1.pt" style:font-size-asian="1.pt" style:font-size-complex="1.pt"/>
    </style:style>
    <style:style style:family="paragraph" style:name="P18">
      <style:paragraph-properties fo:break-after="page" style:page-number="auto"/>
      <style:text-properties fo:font-size="1.pt" style:font-size-asian="1.pt" style:font-size-complex="1.pt"/>
    </style:style>
    <style:style style:family="paragraph" style:name="P19">
      <style:paragraph-properties style:page-number="auto"/>
      <style:text-properties fo:font-size="1.pt" style:font-size-asian="1.pt" style:font-size-complex="1.pt"/>
    </style:style>
    <style:style style:family="paragraph" style:name="P20">
      <style:paragraph-properties fo:break-after="page" style:page-number="auto"/>
      <style:text-properties fo:font-size="1.pt" style:font-size-asian="1.pt" style:font-size-complex="1.pt"/>
    </style:style>
    <style:style style:family="paragraph" style:name="P21">
      <style:paragraph-properties style:page-number="auto"/>
      <style:text-properties fo:font-size="1.pt" style:font-size-asian="1.pt" style:font-size-complex="1.pt"/>
    </style:style>
    <style:style style:family="paragraph" style:name="P22">
      <style:paragraph-properties fo:break-after="page" style:page-number="auto"/>
      <style:text-properties fo:font-size="1.pt" style:font-size-asian="1.pt" style:font-size-complex="1.pt"/>
    </style:style>
    <style:style style:family="paragraph" style:name="P23">
      <style:paragraph-properties style:page-number="auto"/>
      <style:text-properties fo:font-size="1.pt" style:font-size-asian="1.pt" style:font-size-complex="1.pt"/>
    </style:style>
    <style:style style:family="paragraph" style:name="P24">
      <style:paragraph-properties fo:break-after="page" style:page-number="auto"/>
      <style:text-properties fo:font-size="1.pt" style:font-size-asian="1.pt" style:font-size-complex="1.pt"/>
    </style:style>
    <style:style style:family="paragraph" style:name="P25" style:parent-style-name="Body text (2)">
      <style:paragraph-properties fo:background-color="transparent" fo:margin-top="0.000cm" fo:margin-bottom="0.000cm" fo:line-height="0.279cm" fo:margin-left="0.035cm" fo:margin-right="0.035cm" fo:text-indent="0.318cm" style:page-number="auto"/>
      <style:text-properties/>
    </style:style>
    <style:style style:family="paragraph" style:name="P26" style:parent-style-name="Body text">
      <style:paragraph-properties fo:background-color="transparent" fo:margin-top="0.000cm" fo:margin-bottom="0.000cm" fo:line-height="0.279cm" fo:margin-left="0.106cm" fo:margin-right="0.035cm" fo:text-indent="0.247cm" fo:text-align="justify" style:page-number="auto"/>
      <style:text-properties/>
    </style:style>
    <style:style style:family="paragraph" style:name="P27" style:parent-style-name="Body text (2)">
      <style:paragraph-properties fo:background-color="transparent" fo:margin-top="0.000cm" fo:margin-bottom="0.000cm" fo:line-height="0.279cm" fo:margin-left="0.035cm" fo:margin-right="0.035cm" fo:text-indent="0.318cm" style:page-number="auto"/>
      <style:text-properties/>
    </style:style>
    <style:style style:family="paragraph" style:name="P28" style:parent-style-name="Body text">
      <style:paragraph-properties fo:background-color="transparent" fo:margin-top="0.000cm" fo:margin-bottom="0.000cm" fo:line-height="0.300cm" fo:margin-left="0.000cm" fo:margin-right="0.035cm" fo:text-indent="0.000cm" style:page-number="auto"/>
      <style:text-properties/>
    </style:style>
    <style:style style:family="paragraph" style:name="P29" style:parent-style-name="Body text (2)">
      <style:paragraph-properties fo:background-color="transparent" fo:margin-top="0.000cm" fo:margin-bottom="0.000cm" fo:line-height="0.288cm" fo:margin-left="0.071cm" fo:margin-right="0.071cm" fo:text-indent="0.282cm" style:page-number="auto"/>
      <style:text-properties/>
    </style:style>
    <style:style style:family="paragraph" style:name="P30" style:parent-style-name="Header or footer (2)">
      <style:paragraph-properties fo:background-color="transparent" fo:margin-top="0.000cm" fo:margin-bottom="0.000cm" fo:line-height="0.282cm" fo:margin-left="2.434cm" fo:margin-right="0.000cm" fo:text-indent="0.000cm" style:page-number="auto">
        <style:tab-stops>
          <style:tab-stop style:position="7.054cm" style:type="right"/>
        </style:tab-stops>
      </style:paragraph-properties>
      <style:text-properties/>
    </style:style>
    <style:style style:family="paragraph" style:name="P31" style:parent-style-name="Body text">
      <style:paragraph-properties fo:background-color="transparent" fo:margin-top="0.000cm" fo:margin-bottom="0.000cm" fo:line-height="0.300cm" fo:margin-left="0.000cm" fo:margin-right="0.035cm" fo:text-indent="0.000cm" style:page-number="auto"/>
      <style:text-properties/>
    </style:style>
    <style:style style:family="paragraph" style:name="P32" style:parent-style-name="Body text">
      <style:paragraph-properties fo:background-color="transparent" fo:margin-top="0.000cm" fo:margin-bottom="0.106cm" fo:line-height="0.279cm" fo:margin-left="0.106cm" fo:margin-right="0.035cm" fo:text-indent="0.247cm" fo:text-align="justify" style:page-number="auto"/>
      <style:text-properties/>
    </style:style>
    <style:style style:family="paragraph" style:name="P33" style:parent-style-name="Body text (2)">
      <style:paragraph-properties fo:background-color="transparent" fo:margin-top="0.000cm" fo:margin-bottom="0.000cm" fo:line-height="0.288cm" fo:margin-left="0.071cm" fo:margin-right="0.071cm" fo:text-indent="0.282cm" style:page-number="auto">
        <style:tab-stops>
          <style:tab-stop style:position="8.763cm" style:type="left"/>
        </style:tab-stops>
      </style:paragraph-properties>
      <style:text-properties/>
    </style:style>
    <style:style style:family="paragraph" style:name="P34" style:parent-style-name="Body text (2)">
      <style:paragraph-properties fo:background-color="transparent" fo:margin-top="0.000cm" fo:margin-bottom="0.000cm" fo:line-height="0.279cm" fo:margin-left="0.071cm" fo:margin-right="0.071cm" fo:text-indent="0.282cm" style:page-number="auto"/>
      <style:text-properties/>
    </style:style>
    <style:style style:family="paragraph" style:name="P35" style:parent-style-name="Body text">
      <style:paragraph-properties fo:background-color="transparent" fo:margin-top="0.000cm" fo:margin-bottom="0.000cm" fo:line-height="0.279cm" fo:margin-left="0.176cm" fo:margin-right="1.524cm" fo:text-indent="0.000cm" fo:text-align="justify" style:page-number="auto"/>
      <style:text-properties/>
    </style:style>
    <style:style style:family="paragraph" style:name="P36" style:parent-style-name="Body text">
      <style:paragraph-properties fo:background-color="transparent" fo:margin-top="0.000cm" fo:margin-bottom="0.000cm" fo:line-height="0.279cm" fo:margin-left="0.176cm" fo:margin-right="0.318cm" fo:text-indent="0.000cm" fo:text-align="justify" style:page-number="auto"/>
      <style:text-properties/>
    </style:style>
    <style:style style:family="paragraph" style:name="P37" style:parent-style-name="Body text">
      <style:paragraph-properties fo:background-color="transparent" fo:margin-top="0.000cm" fo:margin-bottom="0.000cm" fo:line-height="0.296cm" fo:margin-left="0.176cm" fo:margin-right="0.318cm" fo:text-indent="0.000cm" fo:text-align="justify" style:page-number="auto">
        <style:tab-stops>
          <style:tab-stop style:position="0.821cm" style:type="left"/>
        </style:tab-stops>
      </style:paragraph-properties>
      <style:text-properties/>
    </style:style>
    <style:style style:family="paragraph" style:name="P38" style:parent-style-name="Body text">
      <style:paragraph-properties fo:background-color="transparent" fo:margin-top="0.000cm" fo:margin-bottom="0.000cm" fo:line-height="0.288cm" fo:margin-left="0.176cm" fo:margin-right="0.000cm" fo:text-indent="0.000cm" fo:text-align="justify" style:page-number="auto"/>
      <style:text-properties/>
    </style:style>
    <style:style style:family="paragraph" style:name="P39" style:parent-style-name="Body text">
      <style:paragraph-properties fo:background-color="transparent" fo:margin-top="0.000cm" fo:margin-bottom="0.000cm" fo:line-height="0.288cm" fo:margin-left="0.071cm" fo:margin-right="0.071cm" fo:text-indent="0.000cm" fo:text-align="justify" style:page-number="auto"/>
      <style:text-properties/>
    </style:style>
    <style:style style:family="paragraph" style:name="P40" style:parent-style-name="Body text">
      <style:paragraph-properties fo:background-color="transparent" fo:margin-top="0.000cm" fo:margin-bottom="0.000cm" fo:line-height="0.300cm" fo:margin-left="0.000cm" fo:margin-right="0.035cm" fo:text-indent="0.000cm" style:page-number="auto"/>
      <style:text-properties/>
    </style:style>
    <style:style style:family="paragraph" style:name="P41" style:parent-style-name="Body text">
      <style:paragraph-properties fo:background-color="transparent" fo:margin-top="0.000cm" fo:margin-bottom="0.000cm" fo:line-height="0.279cm" fo:margin-left="0.106cm" fo:margin-right="0.000cm" fo:text-indent="0.000cm" fo:text-align="justify" style:page-number="auto">
        <style:tab-stops>
          <style:tab-stop style:position="6.299cm" style:type="center"/>
          <style:tab-stop style:position="7.053cm" style:type="center"/>
          <style:tab-stop style:position="8.238cm" style:type="center"/>
          <style:tab-stop style:position="8.797cm" style:type="center"/>
          <style:tab-stop style:position="9.754cm" style:type="right"/>
        </style:tab-stops>
      </style:paragraph-properties>
      <style:text-properties/>
    </style:style>
    <style:style style:family="paragraph" style:name="P42" style:parent-style-name="Body text">
      <style:paragraph-properties fo:background-color="transparent" fo:margin-top="0.000cm" fo:margin-bottom="0.000cm" fo:line-height="0.279cm" fo:margin-left="0.071cm" fo:margin-right="0.071cm" fo:text-indent="0.282cm" fo:text-align="justify" style:page-number="auto">
        <style:tab-stops>
          <style:tab-stop style:position="0.852cm" style:type="left"/>
        </style:tab-stops>
      </style:paragraph-properties>
      <style:text-properties/>
    </style:style>
    <style:style style:family="paragraph" style:name="P43" style:parent-style-name="Body text">
      <style:paragraph-properties fo:background-color="transparent" fo:margin-top="0.000cm" fo:margin-bottom="0.000cm" fo:line-height="0.270cm" fo:margin-left="0.071cm" fo:margin-right="0.071cm" fo:text-indent="0.282cm" fo:text-align="justify" style:page-number="auto"/>
      <style:text-properties/>
    </style:style>
    <style:style style:family="paragraph" style:name="P44" style:parent-style-name="Body text">
      <style:paragraph-properties fo:background-color="transparent" fo:margin-top="0.000cm" fo:margin-bottom="0.000cm" fo:line-height="0.300cm" fo:margin-left="0.000cm" fo:margin-right="0.035cm" fo:text-indent="0.000cm" style:page-number="auto"/>
      <style:text-properties/>
    </style:style>
    <style:style style:family="paragraph" style:name="P45" style:parent-style-name="Heading #2">
      <style:paragraph-properties fo:background-color="transparent" fo:margin-top="0.000cm" fo:margin-bottom="0.000cm" fo:line-height="0.617cm" fo:margin-left="0.000cm" fo:margin-right="0.035cm" fo:text-indent="0.000cm" style:page-number="auto"/>
      <style:text-properties/>
    </style:style>
    <style:style style:family="paragraph" style:name="P46" style:parent-style-name="Body text">
      <style:paragraph-properties fo:background-color="transparent" fo:margin-top="0.000cm" fo:margin-bottom="0.000cm" fo:line-height="0.279cm" fo:margin-left="0.000cm" fo:margin-right="0.035cm" fo:text-indent="0.000cm" style:page-number="auto"/>
      <style:text-properties/>
    </style:style>
    <style:style style:family="paragraph" style:name="P47" style:parent-style-name="Body text (2)">
      <style:paragraph-properties fo:background-color="transparent" fo:margin-top="0.000cm" fo:margin-bottom="0.000cm" fo:line-height="0.279cm" fo:margin-left="0.035cm" fo:margin-right="0.035cm" fo:text-indent="0.000cm" style:page-number="auto">
        <style:tab-stops>
          <style:tab-stop style:position="3.040cm" style:type="right"/>
          <style:tab-stop style:position="4.172cm" style:type="right"/>
          <style:tab-stop style:position="4.785cm" style:type="right"/>
          <style:tab-stop style:position="4.937cm" style:type="left"/>
        </style:tab-stops>
      </style:paragraph-properties>
      <style:text-properties/>
    </style:style>
    <style:style style:family="paragraph" style:name="P48" style:parent-style-name="Body text (2)">
      <style:paragraph-properties fo:background-color="transparent" fo:margin-top="0.000cm" fo:margin-bottom="0.000cm" fo:line-height="0.279cm" fo:margin-left="0.035cm" fo:margin-right="0.000cm" fo:text-indent="0.000cm" style:page-number="auto">
        <style:tab-stops>
          <style:tab-stop style:position="5.228cm" style:type="left"/>
          <style:tab-stop style:position="9.741cm" style:type="right"/>
        </style:tab-stops>
      </style:paragraph-properties>
      <style:text-properties/>
    </style:style>
    <style:style style:family="paragraph" style:name="P49" style:parent-style-name="Body text (2)">
      <style:paragraph-properties fo:background-color="transparent" fo:margin-top="0.000cm" fo:margin-bottom="0.000cm" fo:line-height="0.279cm" fo:margin-left="0.035cm" fo:margin-right="0.035cm" fo:text-indent="0.282cm" style:page-number="auto">
        <style:tab-stops>
          <style:tab-stop style:position="9.741cm" style:type="right"/>
        </style:tab-stops>
      </style:paragraph-properties>
      <style:text-properties/>
    </style:style>
    <style:style style:family="paragraph" style:name="P50" style:parent-style-name="Header or footer (2)">
      <style:paragraph-properties fo:background-color="transparent" fo:margin-top="0.000cm" fo:margin-bottom="0.000cm" fo:line-height="0.282cm" fo:margin-left="0.212cm" fo:margin-right="0.000cm" fo:text-indent="0.000cm" style:page-number="auto">
        <style:tab-stops>
          <style:tab-stop style:position="1.812cm" style:type="left"/>
        </style:tab-stops>
      </style:paragraph-properties>
      <style:text-properties/>
    </style:style>
    <style:style style:family="paragraph" style:name="P51" style:parent-style-name="Body text (2)">
      <style:paragraph-properties fo:background-color="transparent" fo:margin-top="0.000cm" fo:margin-bottom="0.000cm" fo:line-height="0.288cm" fo:margin-left="0.035cm" fo:margin-right="0.035cm" fo:text-indent="0.000cm" style:page-number="auto">
        <style:tab-stops>
          <style:tab-stop style:position="2.121cm" style:type="left"/>
        </style:tab-stops>
      </style:paragraph-properties>
      <style:text-properties/>
    </style:style>
    <style:style style:family="paragraph" style:name="P52" style:parent-style-name="Body text (2)">
      <style:paragraph-properties fo:background-color="transparent" fo:margin-top="0.000cm" fo:margin-bottom="0.000cm" fo:line-height="0.270cm" fo:margin-left="0.106cm" fo:margin-right="0.071cm" fo:text-indent="0.282cm" style:page-number="auto"/>
      <style:text-properties/>
    </style:style>
    <style:style style:family="paragraph" style:name="P53" style:parent-style-name="Body text (2)">
      <style:paragraph-properties fo:background-color="transparent" fo:margin-top="0.000cm" fo:margin-bottom="0.000cm" fo:line-height="0.288cm" fo:margin-left="0.035cm" fo:margin-right="0.035cm" fo:text-indent="0.000cm" style:page-number="auto">
        <style:tab-stops>
          <style:tab-stop style:position="8.331cm" style:type="right"/>
          <style:tab-stop style:position="8.484cm" style:type="left"/>
        </style:tab-stops>
      </style:paragraph-properties>
      <style:text-properties/>
    </style:style>
    <style:style style:family="paragraph" style:name="P54" style:parent-style-name="Body text">
      <style:paragraph-properties fo:background-color="transparent" fo:margin-top="0.000cm" fo:margin-bottom="0.000cm" fo:line-height="0.270cm" fo:margin-left="0.035cm" fo:margin-right="0.035cm" fo:text-indent="0.282cm" fo:text-align="justify" style:page-number="auto"/>
      <style:text-properties/>
    </style:style>
    <style:style style:family="paragraph" style:name="P55" style:parent-style-name="Heading #4">
      <style:paragraph-properties fo:background-color="transparent" fo:margin-top="0.000cm" fo:margin-bottom="0.000cm" fo:line-height="0.406cm" fo:margin-left="4.995cm" fo:margin-right="0.035cm" fo:text-indent="0.000cm" style:page-number="auto"/>
      <style:text-properties/>
    </style:style>
    <style:style style:family="paragraph" style:name="P56" style:parent-style-name="Body text (2)">
      <style:paragraph-properties fo:background-color="transparent" fo:margin-top="0.000cm" fo:margin-bottom="0.424cm" fo:line-height="0.288cm" fo:margin-left="0.035cm" fo:margin-right="0.035cm" fo:text-indent="0.282cm" style:page-number="auto">
        <style:tab-stops>
          <style:tab-stop style:position="4.115cm" style:type="center"/>
          <style:tab-stop style:position="5.893cm" style:type="right"/>
          <style:tab-stop style:position="5.994cm" style:type="left"/>
        </style:tab-stops>
      </style:paragraph-properties>
      <style:text-properties/>
    </style:style>
    <style:style style:family="paragraph" style:name="P57" style:parent-style-name="Body text">
      <style:paragraph-properties fo:background-color="transparent" fo:margin-top="0.000cm" fo:margin-bottom="0.000cm" fo:line-height="0.270cm" fo:margin-left="0.035cm" fo:margin-right="0.035cm" fo:text-indent="0.282cm" fo:text-align="justify" style:page-number="auto"/>
      <style:text-properties/>
    </style:style>
    <style:style style:family="paragraph" style:name="P58" style:parent-style-name="Body text">
      <style:paragraph-properties fo:background-color="transparent" fo:margin-top="0.000cm" fo:margin-bottom="0.000cm" fo:line-height="0.279cm" fo:margin-left="4.995cm" fo:margin-right="0.071cm" fo:text-indent="0.000cm" fo:text-align="justify" style:page-number="auto"/>
      <style:text-properties/>
    </style:style>
    <style:style style:family="paragraph" style:name="P59" style:parent-style-name="Header or footer">
      <style:paragraph-properties fo:background-color="transparent" fo:margin-top="0.000cm" fo:margin-bottom="0.000cm" fo:line-height="0.282cm" fo:margin-left="2.399cm" fo:margin-right="0.000cm" fo:text-indent="0.000cm" style:page-number="auto">
        <style:tab-stops>
          <style:tab-stop style:position="7.071cm" style:type="right"/>
        </style:tab-stops>
      </style:paragraph-properties>
      <style:text-properties/>
    </style:style>
    <style:style style:family="paragraph" style:name="P60" style:parent-style-name="Body text">
      <style:paragraph-properties fo:background-color="transparent" fo:margin-top="0.000cm" fo:margin-bottom="0.000cm" fo:line-height="0.270cm" fo:margin-left="0.035cm" fo:margin-right="0.035cm" fo:text-indent="0.000cm" fo:text-align="justify" style:page-number="auto"/>
      <style:text-properties/>
    </style:style>
    <style:style style:family="paragraph" style:name="P61" style:parent-style-name="Body text">
      <style:paragraph-properties fo:background-color="transparent" fo:margin-top="0.000cm" fo:margin-bottom="0.000cm" fo:line-height="0.279cm" fo:margin-left="4.995cm" fo:margin-right="0.071cm" fo:text-indent="0.000cm" fo:text-align="justify" style:page-number="auto"/>
      <style:text-properties/>
    </style:style>
    <style:style style:family="paragraph" style:name="P62" style:parent-style-name="Header or footer (2)">
      <style:paragraph-properties fo:background-color="transparent" fo:margin-top="0.000cm" fo:margin-bottom="0.000cm" fo:line-height="0.282cm" fo:margin-left="2.469cm" fo:margin-right="0.000cm" fo:text-indent="0.000cm" style:page-number="auto">
        <style:tab-stops>
          <style:tab-stop style:position="7.264cm" style:type="right"/>
        </style:tab-stops>
      </style:paragraph-properties>
      <style:text-properties/>
    </style:style>
    <style:style style:family="paragraph" style:name="P63" style:parent-style-name="Body text">
      <style:paragraph-properties fo:background-color="transparent" fo:margin-top="0.000cm" fo:margin-bottom="0.059cm" fo:line-height="0.300cm" fo:margin-left="0.000cm" fo:margin-right="0.035cm" fo:text-indent="0.000cm" style:page-number="auto"/>
      <style:text-properties/>
    </style:style>
    <style:style style:family="paragraph" style:name="P64" style:parent-style-name="Body text">
      <style:paragraph-properties fo:background-color="transparent" fo:margin-top="0.000cm" fo:margin-bottom="0.000cm" fo:line-height="0.300cm" fo:margin-left="4.995cm" fo:margin-right="0.035cm" fo:text-indent="0.000cm" style:page-number="auto"/>
      <style:text-properties/>
    </style:style>
    <style:style style:family="paragraph" style:name="P65" style:parent-style-name="Body text (2)">
      <style:paragraph-properties fo:background-color="transparent" fo:margin-top="0.000cm" fo:margin-bottom="0.000cm" fo:line-height="0.279cm" fo:margin-left="0.035cm" fo:margin-right="0.035cm" fo:text-indent="0.318cm" style:page-number="auto"/>
      <style:text-properties/>
    </style:style>
    <style:style style:family="paragraph" style:name="P66" style:parent-style-name="Body text (2)">
      <style:paragraph-properties fo:background-color="transparent" fo:margin-top="0.000cm" fo:margin-bottom="0.000cm" fo:line-height="0.279cm" fo:margin-left="0.035cm" fo:margin-right="0.035cm" fo:text-indent="0.318cm" style:page-number="auto"/>
      <style:text-properties/>
    </style:style>
    <style:style style:family="paragraph" style:name="P67" style:parent-style-name="Body text">
      <style:paragraph-properties fo:background-color="transparent" fo:margin-top="0.000cm" fo:margin-bottom="0.000cm" fo:line-height="0.279cm" fo:margin-left="0.071cm" fo:margin-right="0.071cm" fo:text-indent="0.282cm" fo:text-align="justify" style:page-number="auto"/>
      <style:text-properties/>
    </style:style>
    <style:style style:family="paragraph" style:name="P68" style:parent-style-name="Body text">
      <style:paragraph-properties fo:background-color="transparent" fo:margin-top="0.000cm" fo:margin-bottom="0.000cm" fo:line-height="0.288cm" fo:margin-left="0.106cm" fo:margin-right="0.035cm" fo:text-indent="0.247cm" fo:text-align="justify" style:page-number="auto"/>
      <style:text-properties/>
    </style:style>
    <style:style style:family="paragraph" style:name="P69" style:parent-style-name="Body text">
      <style:paragraph-properties fo:background-color="transparent" fo:margin-top="0.000cm" fo:margin-bottom="0.000cm" fo:line-height="0.279cm" fo:margin-left="0.000cm" fo:margin-right="0.035cm" fo:text-indent="0.000cm" style:page-number="auto"/>
      <style:text-properties/>
    </style:style>
    <style:style style:family="paragraph" style:name="P70" style:parent-style-name="Body text (2)">
      <style:paragraph-properties fo:background-color="transparent" fo:margin-top="0.000cm" fo:margin-bottom="0.000cm" fo:line-height="0.288cm" fo:margin-left="0.071cm" fo:margin-right="0.071cm" fo:text-indent="0.000cm" style:page-number="auto"/>
      <style:text-properties/>
    </style:style>
    <style:style style:family="paragraph" style:name="P71" style:parent-style-name="Header or footer (2)">
      <style:paragraph-properties fo:background-color="transparent" fo:margin-top="0.000cm" fo:margin-bottom="0.000cm" fo:line-height="0.282cm" fo:margin-left="0.071cm" fo:margin-right="0.000cm" fo:text-indent="0.000cm" style:page-number="auto">
        <style:tab-stops>
          <style:tab-stop style:position="3.150cm" style:type="right"/>
          <style:tab-stop style:position="3.531cm" style:type="center"/>
          <style:tab-stop style:position="3.937cm" style:type="left"/>
        </style:tab-stops>
      </style:paragraph-properties>
      <style:text-properties/>
    </style:style>
    <style:style style:family="paragraph" style:name="P72" style:parent-style-name="Body text (2)">
      <style:paragraph-properties fo:background-color="transparent" fo:margin-top="0.000cm" fo:margin-bottom="0.104cm" fo:line-height="0.279cm" fo:margin-left="0.071cm" fo:margin-right="0.071cm" fo:text-indent="0.282cm" style:page-number="auto"/>
      <style:text-properties/>
    </style:style>
    <style:style style:family="paragraph" style:name="P73" style:parent-style-name="Body text">
      <style:paragraph-properties fo:background-color="transparent" fo:margin-top="0.000cm" fo:margin-bottom="0.000cm" fo:line-height="0.279cm" fo:margin-left="0.176cm" fo:margin-right="0.318cm" fo:text-indent="0.000cm" fo:text-align="justify" style:page-number="auto">
        <style:tab-stops>
          <style:tab-stop style:position="0.830cm" style:type="left"/>
        </style:tab-stops>
      </style:paragraph-properties>
      <style:text-properties/>
    </style:style>
    <style:style style:family="paragraph" style:name="P74" style:parent-style-name="Body text">
      <style:paragraph-properties fo:background-color="transparent" fo:margin-top="0.000cm" fo:margin-bottom="0.000cm" fo:line-height="0.279cm" fo:margin-left="0.071cm" fo:margin-right="0.071cm" fo:text-indent="0.000cm" fo:text-align="justify" style:page-number="auto"/>
      <style:text-properties/>
    </style:style>
    <style:style style:family="paragraph" style:name="P75" style:parent-style-name="Body text">
      <style:paragraph-properties fo:background-color="transparent" fo:margin-top="0.000cm" fo:margin-bottom="0.000cm" fo:line-height="0.279cm" fo:margin-left="0.176cm" fo:margin-right="0.318cm" fo:text-indent="0.000cm" fo:text-align="justify" style:page-number="auto"/>
      <style:text-properties/>
    </style:style>
    <style:style style:family="paragraph" style:name="P76" style:parent-style-name="Body text">
      <style:paragraph-properties fo:background-color="transparent" fo:margin-top="0.000cm" fo:margin-bottom="0.225cm" fo:line-height="0.296cm" fo:margin-left="0.176cm" fo:margin-right="0.000cm" fo:text-indent="0.000cm" fo:text-align="justify" style:page-number="auto">
        <style:tab-stops>
          <style:tab-stop style:position="0.500cm" style:type="left"/>
        </style:tab-stops>
      </style:paragraph-properties>
      <style:text-properties/>
    </style:style>
    <style:style style:family="paragraph" style:name="P77" style:parent-style-name="Body text">
      <style:paragraph-properties fo:background-color="transparent" fo:margin-top="0.000cm" fo:margin-bottom="0.000cm" fo:line-height="0.279cm" fo:margin-left="0.071cm" fo:margin-right="0.071cm" fo:text-indent="0.318cm" fo:text-align="justify" style:page-number="auto"/>
      <style:text-properties/>
    </style:style>
    <style:style style:family="paragraph" style:name="P78" style:parent-style-name="Body text">
      <style:paragraph-properties fo:background-color="transparent" fo:margin-top="0.000cm" fo:margin-bottom="0.000cm" fo:line-height="0.288cm" fo:margin-left="0.176cm" fo:margin-right="0.318cm" fo:text-indent="0.000cm" fo:text-align="justify" style:page-number="auto">
        <style:tab-stops>
          <style:tab-stop style:position="0.838cm" style:type="left"/>
        </style:tab-stops>
      </style:paragraph-properties>
      <style:text-properties/>
    </style:style>
    <style:style style:family="paragraph" style:name="P79" style:parent-style-name="Body text">
      <style:paragraph-properties fo:background-color="transparent" fo:margin-top="0.000cm" fo:margin-bottom="0.000cm" fo:line-height="0.279cm" fo:margin-left="0.176cm" fo:margin-right="0.318cm" fo:text-indent="0.000cm" fo:text-align="justify" style:page-number="auto">
        <style:tab-stops>
          <style:tab-stop style:position="0.821cm" style:type="left"/>
        </style:tab-stops>
      </style:paragraph-properties>
      <style:text-properties/>
    </style:style>
    <style:style style:family="paragraph" style:name="P80" style:parent-style-name="Body text (3)">
      <style:paragraph-properties fo:background-color="transparent" fo:margin-top="0.000cm" fo:margin-bottom="0.000cm" fo:margin-left="4.995cm" fo:margin-right="0.071cm" fo:text-indent="0.000cm" style:page-number="auto"/>
      <style:text-properties/>
    </style:style>
    <style:style style:family="paragraph" style:name="P81" style:parent-style-name="Body text">
      <style:paragraph-properties fo:background-color="transparent" fo:margin-top="0.000cm" fo:margin-bottom="0.000cm" fo:line-height="0.279cm" fo:margin-left="0.035cm" fo:margin-right="0.035cm" fo:text-indent="0.282cm" fo:text-align="justify" style:page-number="auto"/>
      <style:text-properties/>
    </style:style>
    <style:style style:family="paragraph" style:name="P82" style:parent-style-name="Body text (2)">
      <style:paragraph-properties fo:background-color="transparent" fo:margin-top="0.000cm" fo:margin-bottom="0.308cm" fo:line-height="0.270cm" fo:margin-left="6.562cm" fo:margin-right="0.000cm" fo:text-indent="0.000cm" fo:text-align="left" style:page-number="auto"/>
      <style:text-properties/>
    </style:style>
    <style:style style:family="paragraph" style:name="P83" style:parent-style-name="Body text">
      <style:paragraph-properties fo:background-color="transparent" fo:margin-top="0.000cm" fo:margin-bottom="0.000cm" fo:line-height="0.279cm" fo:margin-left="0.071cm" fo:margin-right="0.000cm" fo:text-indent="0.000cm" fo:text-align="justify" style:page-number="auto">
        <style:tab-stops>
          <style:tab-stop style:position="0.557cm" style:type="left"/>
          <style:tab-stop style:position="0.557cm" style:type="left"/>
        </style:tab-stops>
      </style:paragraph-properties>
      <style:text-properties/>
    </style:style>
    <style:style style:family="paragraph" style:name="P84" style:parent-style-name="Body text">
      <style:paragraph-properties fo:background-color="transparent" fo:margin-top="0.000cm" fo:margin-bottom="0.000cm" fo:line-height="0.300cm" fo:margin-left="0.000cm" fo:margin-right="0.035cm" fo:text-indent="0.000cm" style:page-number="auto"/>
      <style:text-properties/>
    </style:style>
    <style:style style:family="paragraph" style:name="P85" style:parent-style-name="Body text">
      <style:paragraph-properties fo:background-color="transparent" fo:margin-top="0.000cm" fo:margin-bottom="0.000cm" fo:line-height="0.279cm" fo:margin-left="0.035cm" fo:margin-right="0.035cm" fo:text-indent="0.282cm" fo:text-align="justify" style:page-number="auto"/>
      <style:text-properties/>
    </style:style>
    <style:style style:family="paragraph" style:name="P86" style:parent-style-name="Body text">
      <style:paragraph-properties fo:background-color="transparent" fo:margin-top="0.000cm" fo:margin-bottom="0.000cm" fo:line-height="0.279cm" fo:margin-left="0.071cm" fo:margin-right="0.071cm" fo:text-indent="0.282cm" fo:text-align="justify" style:page-number="auto"/>
      <style:text-properties/>
    </style:style>
    <style:style style:family="paragraph" style:name="P87" style:parent-style-name="Body text">
      <style:paragraph-properties fo:background-color="transparent" fo:margin-top="0.000cm" fo:margin-bottom="0.000cm" fo:line-height="0.279cm" fo:margin-left="0.071cm" fo:margin-right="0.071cm" fo:text-indent="0.282cm" fo:text-align="justify" style:page-number="auto"/>
      <style:text-properties/>
    </style:style>
    <style:style style:family="paragraph" style:name="P88" style:parent-style-name="Body text">
      <style:paragraph-properties fo:background-color="transparent" fo:margin-top="0.000cm" fo:margin-bottom="0.000cm" fo:line-height="0.279cm" fo:margin-left="0.035cm" fo:margin-right="0.035cm" fo:text-indent="0.282cm" fo:text-align="justify" style:page-number="auto"/>
      <style:text-properties/>
    </style:style>
    <style:style style:family="paragraph" style:name="P89" style:parent-style-name="Header or footer">
      <style:paragraph-properties fo:background-color="transparent" fo:margin-top="0.000cm" fo:margin-bottom="0.000cm" fo:line-height="0.282cm" fo:margin-left="0.106cm" fo:margin-right="0.000cm" fo:text-indent="0.000cm" style:page-number="auto">
        <style:tab-stops>
          <style:tab-stop style:position="3.048cm" style:type="right"/>
          <style:tab-stop style:position="3.417cm" style:type="center"/>
          <style:tab-stop style:position="5.490cm" style:type="right"/>
          <style:tab-stop style:position="6.612cm" style:type="center"/>
        </style:tab-stops>
      </style:paragraph-properties>
      <style:text-properties/>
    </style:style>
    <style:style style:family="paragraph" style:name="P90" style:parent-style-name="Body text (2)">
      <style:paragraph-properties fo:background-color="transparent" fo:margin-top="0.000cm" fo:margin-bottom="0.000cm" fo:line-height="0.288cm" fo:margin-left="0.035cm" fo:margin-right="0.000cm" fo:text-indent="0.282cm" style:page-number="auto">
        <style:tab-stops>
          <style:tab-stop style:position="7.367cm" style:type="right"/>
          <style:tab-stop style:position="7.511cm" style:type="left"/>
        </style:tab-stops>
      </style:paragraph-properties>
      <style:text-properties/>
    </style:style>
    <style:style style:family="paragraph" style:name="P91" style:parent-style-name="Body text (2)">
      <style:paragraph-properties fo:background-color="transparent" fo:margin-top="0.000cm" fo:margin-bottom="0.000cm" fo:line-height="0.279cm" fo:margin-left="0.035cm" fo:margin-right="0.035cm" fo:text-indent="0.000cm" style:page-number="auto">
        <style:tab-stops>
          <style:tab-stop style:position="2.121cm" style:type="left"/>
        </style:tab-stops>
      </style:paragraph-properties>
      <style:text-properties/>
    </style:style>
    <style:style style:family="paragraph" style:name="P92" style:parent-style-name="Body text (2)">
      <style:paragraph-properties fo:background-color="transparent" fo:margin-top="0.000cm" fo:margin-bottom="0.000cm" fo:line-height="0.279cm" fo:margin-left="0.035cm" fo:margin-right="0.000cm" fo:text-indent="0.000cm" style:page-number="auto">
        <style:tab-stops>
          <style:tab-stop style:position="5.228cm" style:type="left"/>
        </style:tab-stops>
      </style:paragraph-properties>
      <style:text-properties/>
    </style:style>
    <style:style style:family="paragraph" style:name="P93" style:parent-style-name="Body text (2)">
      <style:paragraph-properties fo:background-color="transparent" fo:margin-top="0.000cm" fo:margin-bottom="0.000cm" fo:line-height="0.270cm" fo:margin-left="0.106cm" fo:margin-right="0.071cm" fo:text-indent="0.282cm" style:page-number="auto"/>
      <style:text-properties/>
    </style:style>
    <style:style style:family="paragraph" style:name="P94" style:parent-style-name="Body text (2)">
      <style:paragraph-properties fo:background-color="transparent" fo:margin-top="0.000cm" fo:margin-bottom="0.000cm" fo:line-height="0.288cm" fo:margin-left="0.035cm" fo:margin-right="0.035cm" fo:text-indent="0.000cm" style:page-number="auto">
        <style:tab-stops>
          <style:tab-stop style:position="2.121cm" style:type="left"/>
        </style:tab-stops>
      </style:paragraph-properties>
      <style:text-properties/>
    </style:style>
    <style:style style:family="paragraph" style:name="P95" style:parent-style-name="Body text (2)">
      <style:paragraph-properties fo:background-color="transparent" fo:margin-top="0.000cm" fo:margin-bottom="0.000cm" fo:line-height="0.282cm" fo:margin-left="0.106cm" fo:margin-right="0.000cm" fo:text-indent="0.282cm" style:page-number="auto"/>
      <style:text-properties/>
    </style:style>
    <style:style style:family="paragraph" style:name="P96" style:parent-style-name="Body text (2)">
      <style:paragraph-properties fo:background-color="transparent" fo:margin-top="0.000cm" fo:margin-bottom="0.000cm" fo:line-height="0.288cm" fo:margin-left="0.035cm" fo:margin-right="0.035cm" fo:text-indent="0.282cm" style:page-number="auto">
        <style:tab-stops>
          <style:tab-stop style:position="4.115cm" style:type="center"/>
          <style:tab-stop style:position="5.893cm" style:type="right"/>
          <style:tab-stop style:position="5.994cm" style:type="left"/>
        </style:tab-stops>
      </style:paragraph-properties>
      <style:text-properties/>
    </style:style>
    <style:style style:family="paragraph" style:name="P97" style:parent-style-name="Body text">
      <style:paragraph-properties fo:background-color="transparent" fo:margin-top="0.000cm" fo:margin-bottom="0.000cm" fo:line-height="0.279cm" fo:margin-left="4.995cm" fo:margin-right="0.071cm" fo:text-indent="0.000cm" fo:text-align="justify" style:page-number="auto">
        <style:tab-stops>
          <style:tab-stop style:position="0.810cm" style:type="left"/>
        </style:tab-stops>
      </style:paragraph-properties>
      <style:text-properties/>
    </style:style>
    <style:style style:family="paragraph" style:name="P98" style:parent-style-name="Body text (2)">
      <style:paragraph-properties fo:background-color="transparent" fo:margin-top="0.000cm" fo:margin-bottom="0.000cm" fo:line-height="0.270cm" fo:margin-left="0.035cm" fo:margin-right="0.035cm" fo:text-indent="0.000cm" style:page-number="auto"/>
      <style:text-properties/>
    </style:style>
    <style:style style:family="paragraph" style:name="P99" style:parent-style-name="Heading #3">
      <style:paragraph-properties fo:background-color="transparent" fo:margin-top="0.000cm" fo:margin-bottom="0.000cm" fo:line-height="0.423cm" fo:margin-left="4.995cm" fo:margin-right="0.035cm" fo:text-indent="0.000cm" style:page-number="auto"/>
      <style:text-properties/>
    </style:style>
    <style:style style:family="paragraph" style:name="P100" style:parent-style-name="Body text">
      <style:paragraph-properties fo:background-color="transparent" fo:margin-top="0.000cm" fo:margin-bottom="0.000cm" fo:line-height="0.279cm" fo:margin-left="0.106cm" fo:margin-right="0.000cm" fo:text-indent="0.000cm" fo:text-align="justify" style:page-number="auto"/>
      <style:text-properties/>
    </style:style>
    <style:style style:family="paragraph" style:name="P101" style:parent-style-name="Body text">
      <style:paragraph-properties fo:background-color="transparent" fo:margin-top="0.000cm" fo:margin-bottom="0.000cm" fo:line-height="0.279cm" fo:margin-left="0.106cm" fo:margin-right="0.000cm" fo:text-indent="0.000cm" fo:text-align="justify" style:page-number="auto"/>
      <style:text-properties/>
    </style:style>
    <style:style style:family="paragraph" style:name="P102" style:parent-style-name="Body text (2)">
      <style:paragraph-properties fo:background-color="transparent" fo:margin-top="0.000cm" fo:margin-bottom="0.000cm" fo:line-height="0.279cm" fo:margin-left="0.035cm" fo:margin-right="0.035cm" fo:text-indent="0.318cm" style:page-number="auto"/>
      <style:text-properties/>
    </style:style>
    <style:style style:family="paragraph" style:name="P103" style:parent-style-name="Header or footer">
      <style:paragraph-properties fo:background-color="transparent" fo:margin-top="0.000cm" fo:margin-bottom="0.000cm" fo:line-height="0.282cm" fo:margin-left="0.035cm" fo:margin-right="0.000cm" fo:text-indent="0.000cm" style:page-number="auto">
        <style:tab-stops>
          <style:tab-stop style:position="3.081cm" style:type="right"/>
          <style:tab-stop style:position="3.236cm" style:type="left"/>
        </style:tab-stops>
      </style:paragraph-properties>
      <style:text-properties/>
    </style:style>
    <style:style style:family="paragraph" style:name="P104" style:parent-style-name="Body text (2)">
      <style:paragraph-properties fo:background-color="transparent" fo:margin-top="0.000cm" fo:margin-bottom="0.000cm" fo:line-height="0.279cm" fo:margin-left="0.035cm" fo:margin-right="0.035cm" fo:text-indent="0.318cm" style:page-number="auto"/>
      <style:text-properties/>
    </style:style>
    <style:style style:family="paragraph" style:name="P105" style:parent-style-name="Body text">
      <style:paragraph-properties fo:background-color="transparent" fo:margin-top="0.000cm" fo:margin-bottom="0.000cm" fo:line-height="0.270cm" fo:margin-left="0.071cm" fo:margin-right="0.071cm" fo:text-indent="0.282cm" fo:text-align="justify" style:page-number="auto"/>
      <style:text-properties/>
    </style:style>
    <style:style style:family="paragraph" style:name="P106" style:parent-style-name="Body text">
      <style:paragraph-properties fo:background-color="transparent" fo:margin-top="0.000cm" fo:margin-bottom="0.000cm" fo:line-height="0.279cm" fo:margin-left="0.106cm" fo:margin-right="0.035cm" fo:text-indent="0.247cm" fo:text-align="justify" style:page-number="auto"/>
      <style:text-properties/>
    </style:style>
    <style:style style:family="paragraph" style:name="P107" style:parent-style-name="Body text (2)">
      <style:paragraph-properties fo:background-color="transparent" fo:margin-top="0.000cm" fo:margin-bottom="0.000cm" fo:line-height="0.288cm" fo:margin-left="0.071cm" fo:margin-right="0.071cm" fo:text-indent="0.000cm" style:page-number="auto">
        <style:tab-stops>
          <style:tab-stop style:position="0.677cm" style:type="left"/>
        </style:tab-stops>
      </style:paragraph-properties>
      <style:text-properties/>
    </style:style>
    <style:style style:family="paragraph" style:name="P108" style:parent-style-name="Body text">
      <style:paragraph-properties fo:background-color="transparent" fo:margin-top="0.000cm" fo:margin-bottom="0.000cm" fo:line-height="0.279cm" fo:margin-left="0.071cm" fo:margin-right="0.071cm" fo:text-indent="0.282cm" fo:text-align="justify" style:page-number="auto">
        <style:tab-stops>
          <style:tab-stop style:position="0.852cm" style:type="left"/>
        </style:tab-stops>
      </style:paragraph-properties>
      <style:text-properties/>
    </style:style>
    <style:style style:family="paragraph" style:name="P109" style:parent-style-name="Body text (2)">
      <style:paragraph-properties fo:background-color="transparent" fo:margin-top="0.000cm" fo:margin-bottom="0.000cm" fo:line-height="0.282cm" fo:margin-left="0.000cm" fo:margin-right="0.035cm" fo:text-indent="0.000cm" fo:text-align="center" style:page-number="auto"/>
      <style:text-properties/>
    </style:style>
    <style:style style:family="paragraph" style:name="P110" style:parent-style-name="Body text">
      <style:paragraph-properties fo:background-color="transparent" fo:margin-top="0.000cm" fo:margin-bottom="0.000cm" fo:line-height="0.279cm" fo:margin-left="0.176cm" fo:margin-right="0.000cm" fo:text-indent="0.000cm" fo:text-align="justify" style:page-number="auto"/>
      <style:text-properties/>
    </style:style>
    <style:style style:family="paragraph" style:name="P111" style:parent-style-name="Body text">
      <style:paragraph-properties fo:background-color="transparent" fo:margin-top="0.000cm" fo:margin-bottom="0.000cm" fo:line-height="0.279cm" fo:margin-left="0.176cm" fo:margin-right="0.318cm" fo:text-indent="0.000cm" fo:text-align="justify" style:page-number="auto"/>
      <style:text-properties/>
    </style:style>
    <style:style style:family="paragraph" style:name="P112" style:parent-style-name="Body text">
      <style:paragraph-properties fo:background-color="transparent" fo:margin-top="0.000cm" fo:margin-bottom="0.000cm" fo:line-height="0.279cm" fo:margin-left="0.176cm" fo:margin-right="0.000cm" fo:text-indent="0.000cm" fo:text-align="justify" style:page-number="auto"/>
      <style:text-properties/>
    </style:style>
    <style:style style:family="paragraph" style:name="P113" style:parent-style-name="Body text">
      <style:paragraph-properties fo:background-color="transparent" fo:margin-top="0.000cm" fo:margin-bottom="0.000cm" fo:line-height="0.279cm" fo:margin-left="0.071cm" fo:margin-right="0.071cm" fo:text-indent="0.000cm" fo:text-align="justify" style:page-number="auto"/>
      <style:text-properties/>
    </style:style>
    <style:style style:family="paragraph" style:name="P114" style:parent-style-name="Body text">
      <style:paragraph-properties fo:background-color="transparent" fo:margin-top="0.000cm" fo:margin-bottom="0.000cm" fo:line-height="0.279cm" fo:margin-left="0.176cm" fo:margin-right="0.318cm" fo:text-indent="0.000cm" fo:text-align="justify" style:page-number="auto">
        <style:tab-stops>
          <style:tab-stop style:position="0.821cm" style:type="left"/>
        </style:tab-stops>
      </style:paragraph-properties>
      <style:text-properties/>
    </style:style>
    <style:style style:family="paragraph" style:name="P115" style:parent-style-name="Body text (4)">
      <style:paragraph-properties fo:background-color="transparent" fo:margin-top="0.000cm" fo:margin-bottom="0.000cm" fo:line-height="0.441cm" fo:margin-left="0.176cm" fo:margin-right="0.000cm" fo:text-indent="0.000cm" style:page-number="auto"/>
      <style:text-properties/>
    </style:style>
    <style:style style:family="paragraph" style:name="P116" style:parent-style-name="Body text">
      <style:paragraph-properties fo:background-color="transparent" fo:margin-top="0.000cm" fo:margin-bottom="0.000cm" fo:line-height="0.279cm" fo:margin-left="0.071cm" fo:margin-right="0.071cm" fo:text-indent="0.000cm" fo:text-align="justify" style:page-number="auto">
        <style:tab-stops>
          <style:tab-stop style:position="0.102cm" style:type="left"/>
        </style:tab-stops>
      </style:paragraph-properties>
      <style:text-properties/>
    </style:style>
    <style:style style:family="paragraph" style:name="P117" style:parent-style-name="Heading #1">
      <style:paragraph-properties fo:background-color="transparent" fo:margin-top="0.000cm" fo:margin-bottom="0.000cm" fo:line-height="0.653cm" fo:margin-left="0.000cm" fo:margin-right="0.035cm" fo:text-indent="0.000cm" style:page-number="auto"/>
      <style:text-properties/>
    </style:style>
    <style:style style:family="paragraph" style:name="P118" style:parent-style-name="Body text">
      <style:paragraph-properties fo:background-color="transparent" fo:margin-top="0.000cm" fo:margin-bottom="0.000cm" fo:line-height="0.288cm" fo:margin-left="0.176cm" fo:margin-right="0.000cm" fo:text-indent="0.000cm" fo:text-align="justify" style:page-number="auto"/>
      <style:text-properties/>
    </style:style>
    <style:style style:family="paragraph" style:name="P119" style:parent-style-name="Body text">
      <style:paragraph-properties fo:background-color="transparent" fo:margin-top="0.000cm" fo:margin-bottom="0.000cm" fo:line-height="0.279cm" fo:margin-left="0.106cm" fo:margin-right="0.071cm" fo:text-indent="0.000cm" fo:text-align="left" style:page-number="auto"/>
      <style:text-properties/>
    </style:style>
    <style:style style:family="paragraph" style:name="P120" style:parent-style-name="Body text (2)">
      <style:paragraph-properties fo:background-color="transparent" fo:margin-top="0.000cm" fo:margin-bottom="0.000cm" fo:line-height="0.288cm" fo:margin-left="0.035cm" fo:margin-right="0.035cm" fo:text-indent="0.000cm" fo:text-align="right" style:page-number="auto"/>
      <style:text-properties/>
    </style:style>
    <style:style style:family="paragraph" style:name="P121" style:parent-style-name="Body text">
      <style:paragraph-properties fo:background-color="transparent" fo:margin-top="0.000cm" fo:margin-bottom="0.000cm" fo:line-height="0.279cm" fo:margin-left="0.035cm" fo:margin-right="0.035cm" fo:text-indent="0.282cm" fo:text-align="justify" style:page-number="auto"/>
      <style:text-properties/>
    </style:style>
    <style:style style:family="paragraph" style:name="P122" style:parent-style-name="Body text (2)">
      <style:paragraph-properties fo:background-color="transparent" fo:margin-top="0.000cm" fo:margin-bottom="0.000cm" fo:line-height="0.282cm" fo:margin-left="0.035cm" fo:margin-right="0.000cm" fo:text-indent="0.282cm" style:page-number="auto"/>
      <style:text-properties/>
    </style:style>
    <style:style style:family="paragraph" style:name="P123" style:parent-style-name="Body text">
      <style:paragraph-properties fo:background-color="transparent" fo:margin-top="0.000cm" fo:margin-bottom="0.000cm" fo:line-height="0.279cm" fo:margin-left="0.035cm" fo:margin-right="0.035cm" fo:text-indent="0.282cm" fo:text-align="justify" style:page-number="auto"/>
      <style:text-properties/>
    </style:style>
    <style:style style:family="paragraph" style:name="P124" style:parent-style-name="Body text">
      <style:paragraph-properties fo:background-color="transparent" fo:margin-top="0.000cm" fo:margin-bottom="0.000cm" fo:line-height="0.279cm" fo:margin-left="0.106cm" fo:margin-right="0.035cm" fo:text-indent="0.247cm" fo:text-align="justify" style:page-number="auto">
        <style:tab-stops>
          <style:tab-stop style:position="6.299cm" style:type="center"/>
          <style:tab-stop style:position="7.688cm" style:type="right"/>
          <style:tab-stop style:position="8.238cm" style:type="center"/>
          <style:tab-stop style:position="9.119cm" style:type="center"/>
        </style:tab-stops>
      </style:paragraph-properties>
      <style:text-properties/>
    </style:style>
    <style:style style:family="paragraph" style:name="P125" style:parent-style-name="Body text">
      <style:paragraph-properties fo:background-color="transparent" fo:margin-top="0.000cm" fo:margin-bottom="0.000cm" fo:line-height="0.300cm" fo:margin-left="0.071cm" fo:margin-right="0.000cm" fo:text-indent="0.000cm" fo:text-align="justify" style:page-number="auto"/>
      <style:text-properties/>
    </style:style>
    <style:style style:family="paragraph" style:name="P126" style:parent-style-name="Body text">
      <style:paragraph-properties fo:background-color="transparent" fo:margin-top="0.000cm" fo:margin-bottom="0.000cm" fo:line-height="0.279cm" fo:margin-left="0.106cm" fo:margin-right="0.000cm" fo:text-indent="0.000cm" fo:text-align="justify" style:page-number="auto"/>
      <style:text-properties/>
    </style:style>
    <style:style style:family="paragraph" style:name="P127" style:parent-style-name="Body text">
      <style:paragraph-properties fo:background-color="transparent" fo:margin-top="0.000cm" fo:margin-bottom="0.000cm" fo:line-height="0.279cm" fo:margin-left="0.071cm" fo:margin-right="0.071cm" fo:text-indent="0.282cm" fo:text-align="justify" style:page-number="auto"/>
      <style:text-properties/>
    </style:style>
    <style:style style:family="paragraph" style:name="P128" style:parent-style-name="Body text (2)">
      <style:paragraph-properties fo:background-color="transparent" fo:margin-top="0.000cm" fo:margin-bottom="0.000cm" fo:line-height="0.270cm" fo:margin-left="0.035cm" fo:margin-right="0.035cm" fo:text-indent="0.282cm" style:page-number="auto"/>
      <style:text-properties/>
    </style:style>
    <style:style style:family="paragraph" style:name="P129" style:parent-style-name="Body text (2)">
      <style:paragraph-properties fo:background-color="transparent" fo:margin-top="0.000cm" fo:margin-bottom="0.000cm" fo:line-height="0.270cm" fo:margin-left="0.035cm" fo:margin-right="0.035cm" fo:text-indent="0.000cm" style:page-number="auto"/>
      <style:text-properties/>
    </style:style>
    <style:style style:family="paragraph" style:name="P130" style:parent-style-name="Body text (2)">
      <style:paragraph-properties fo:background-color="transparent" fo:margin-top="0.000cm" fo:margin-bottom="0.000cm" fo:line-height="0.279cm" fo:margin-left="0.035cm" fo:margin-right="0.035cm" fo:text-indent="0.000cm" style:page-number="auto"/>
      <style:text-properties/>
    </style:style>
    <style:style style:family="paragraph" style:name="P131" style:parent-style-name="Body text (2)">
      <style:paragraph-properties fo:background-color="transparent" fo:margin-top="0.000cm" fo:margin-bottom="0.000cm" fo:line-height="0.279cm" fo:margin-left="0.635cm" fo:margin-right="0.035cm" fo:text-indent="-0.600cm" fo:text-align="left" style:page-number="auto">
        <style:tab-stops>
          <style:tab-stop style:position="6.768cm" style:type="right"/>
          <style:tab-stop style:position="6.912cm" style:type="left"/>
        </style:tab-stops>
      </style:paragraph-properties>
      <style:text-properties/>
    </style:style>
    <style:style style:family="paragraph" style:name="P132" style:parent-style-name="Body text (2)">
      <style:paragraph-properties fo:background-color="transparent" fo:margin-top="0.000cm" fo:margin-bottom="0.000cm" fo:line-height="0.288cm" fo:margin-left="0.000cm" fo:margin-right="0.035cm" fo:text-indent="0.000cm" fo:text-align="center" style:page-number="auto"/>
      <style:text-properties/>
    </style:style>
    <style:style style:family="paragraph" style:name="P133" style:parent-style-name="Body text (2)">
      <style:paragraph-properties fo:background-color="transparent" fo:margin-top="0.000cm" fo:margin-bottom="0.000cm" fo:line-height="0.270cm" fo:margin-left="0.106cm" fo:margin-right="0.071cm" fo:text-indent="0.282cm" style:page-number="auto"/>
      <style:text-properties/>
    </style:style>
    <style:style style:family="paragraph" style:name="P134" style:parent-style-name="Body text (2)">
      <style:paragraph-properties fo:background-color="transparent" fo:margin-top="0.000cm" fo:margin-bottom="0.000cm" fo:line-height="0.270cm" fo:margin-left="0.106cm" fo:margin-right="0.071cm" fo:text-indent="0.282cm" style:page-number="auto"/>
      <style:text-properties/>
    </style:style>
    <style:style style:family="paragraph" style:name="P135" style:parent-style-name="Body text">
      <style:paragraph-properties fo:background-color="transparent" fo:margin-top="0.000cm" fo:margin-bottom="0.000cm" fo:line-height="0.270cm" fo:margin-left="0.035cm" fo:margin-right="0.035cm" fo:text-indent="0.282cm" fo:text-align="justify" style:page-number="auto"/>
      <style:text-properties/>
    </style:style>
    <style:style style:family="paragraph" style:name="P136" style:parent-style-name="Body text">
      <style:paragraph-properties fo:background-color="transparent" fo:margin-top="0.000cm" fo:margin-bottom="0.111cm" fo:line-height="0.279cm" fo:margin-left="4.995cm" fo:margin-right="0.071cm" fo:text-indent="0.000cm" fo:text-align="justify" style:page-number="auto">
        <style:tab-stops>
          <style:tab-stop style:position="0.810cm" style:type="left"/>
        </style:tab-stops>
      </style:paragraph-properties>
      <style:text-properties/>
    </style:style>
    <style:style style:family="paragraph" style:name="P137" style:parent-style-name="Body text">
      <style:paragraph-properties fo:background-color="transparent" fo:margin-top="0.000cm" fo:margin-bottom="0.042cm" fo:line-height="0.300cm" fo:margin-left="0.000cm" fo:margin-right="0.035cm" fo:text-indent="0.000cm" style:page-number="auto"/>
      <style:text-properties/>
    </style:style>
    <style:style style:family="paragraph" style:name="P138" style:parent-style-name="Header or footer">
      <style:paragraph-properties fo:background-color="transparent" fo:margin-top="0.000cm" fo:margin-bottom="0.000cm" fo:line-height="0.282cm" fo:margin-left="2.469cm" fo:margin-right="0.000cm" fo:text-indent="0.000cm" style:page-number="auto">
        <style:tab-stops>
          <style:tab-stop style:position="7.298cm" style:type="right"/>
        </style:tab-stops>
      </style:paragraph-properties>
      <style:text-properties/>
    </style:style>
    <style:style style:family="paragraph" style:name="P139" style:parent-style-name="Body text">
      <style:paragraph-properties fo:background-color="transparent" fo:margin-top="0.000cm" fo:margin-bottom="0.000cm" fo:line-height="0.279cm" fo:margin-left="4.995cm" fo:margin-right="0.035cm" fo:text-indent="0.000cm" style:page-number="auto"/>
      <style:text-properties/>
    </style:style>
    <style:style style:family="paragraph" style:name="P140" style:parent-style-name="Body text (2)">
      <style:paragraph-properties fo:background-color="transparent" fo:margin-top="0.000cm" fo:margin-bottom="0.000cm" fo:line-height="0.279cm" fo:margin-left="0.035cm" fo:margin-right="0.035cm" fo:text-indent="0.318cm" style:page-number="auto"/>
      <style:text-properties/>
    </style:style>
    <style:style style:family="paragraph" style:name="P141" style:parent-style-name="Body text">
      <style:paragraph-properties fo:background-color="transparent" fo:margin-top="0.000cm" fo:margin-bottom="0.000cm" fo:line-height="0.279cm" fo:margin-left="0.176cm" fo:margin-right="0.318cm" fo:text-indent="0.000cm" fo:text-align="justify" style:page-number="auto">
        <style:tab-stops>
          <style:tab-stop style:position="0.821cm" style:type="left"/>
        </style:tab-stops>
      </style:paragraph-properties>
      <style:text-properties/>
    </style:style>
    <style:style style:family="paragraph" style:name="P142" style:parent-style-name="Body text (2)">
      <style:paragraph-properties fo:background-color="transparent" fo:margin-top="0.000cm" fo:margin-bottom="0.000cm" fo:line-height="0.279cm" fo:margin-left="0.106cm" fo:margin-right="0.071cm" fo:text-indent="0.000cm" style:page-number="auto"/>
      <style:text-properties/>
    </style:style>
    <style:style style:family="paragraph" style:name="P143" style:parent-style-name="Header or footer">
      <style:paragraph-properties fo:background-color="transparent" fo:margin-top="0.000cm" fo:margin-bottom="0.000cm" fo:line-height="0.282cm" fo:margin-left="0.106cm" fo:margin-right="0.000cm" fo:text-indent="0.000cm" style:page-number="auto">
        <style:tab-stops>
          <style:tab-stop style:position="1.811cm" style:type="left"/>
        </style:tab-stops>
      </style:paragraph-properties>
      <style:text-properties/>
    </style:style>
    <style:style style:family="paragraph" style:name="P144" style:parent-style-name="Body text">
      <style:paragraph-properties fo:background-color="transparent" fo:margin-top="0.000cm" fo:margin-bottom="0.000cm" fo:line-height="0.279cm" fo:margin-left="0.106cm" fo:margin-right="0.071cm" fo:text-indent="0.000cm" fo:text-align="justify" style:page-number="auto"/>
      <style:text-properties/>
    </style:style>
    <style:style style:family="paragraph" style:name="P145" style:parent-style-name="Body text">
      <style:paragraph-properties fo:background-color="transparent" fo:margin-top="0.000cm" fo:margin-bottom="0.000cm" fo:line-height="0.270cm" fo:margin-left="0.071cm" fo:margin-right="0.071cm" fo:text-indent="0.000cm" fo:text-align="justify" style:page-number="auto"/>
      <style:text-properties/>
    </style:style>
    <style:style style:family="paragraph" style:name="P146" style:parent-style-name="Body text">
      <style:paragraph-properties fo:background-color="transparent" fo:margin-top="0.000cm" fo:margin-bottom="0.000cm" fo:line-height="0.279cm" fo:margin-left="0.071cm" fo:margin-right="0.071cm" fo:text-indent="0.000cm" fo:text-align="justify" style:page-number="auto">
        <style:tab-stops>
          <style:tab-stop style:position="6.104cm" style:type="right"/>
          <style:tab-stop style:position="6.291cm" style:type="left"/>
        </style:tab-stops>
      </style:paragraph-properties>
      <style:text-properties/>
    </style:style>
    <style:style style:family="paragraph" style:name="P147" style:parent-style-name="Body text">
      <style:paragraph-properties fo:background-color="transparent" fo:margin-top="0.000cm" fo:margin-bottom="0.000cm" fo:line-height="0.270cm" fo:margin-left="0.035cm" fo:margin-right="0.035cm" fo:text-indent="0.282cm" fo:text-align="justify" style:page-number="auto"/>
      <style:text-properties/>
    </style:style>
    <style:style style:family="paragraph" style:name="P148" style:parent-style-name="Body text">
      <style:paragraph-properties fo:background-color="transparent" fo:margin-top="0.000cm" fo:margin-bottom="0.000cm" fo:line-height="0.300cm" fo:margin-left="0.176cm" fo:margin-right="0.000cm" fo:text-indent="0.000cm" fo:text-align="justify" style:page-number="auto"/>
      <style:text-properties/>
    </style:style>
    <style:style style:family="paragraph" style:name="P149" style:parent-style-name="Body text">
      <style:paragraph-properties fo:background-color="transparent" fo:margin-top="0.000cm" fo:margin-bottom="0.205cm" fo:line-height="0.288cm" fo:margin-left="0.176cm" fo:margin-right="0.000cm" fo:text-indent="0.000cm" fo:text-align="justify" style:page-number="auto">
        <style:tab-stops>
          <style:tab-stop style:position="0.525cm" style:type="left"/>
        </style:tab-stops>
      </style:paragraph-properties>
      <style:text-properties/>
    </style:style>
    <style:style style:family="paragraph" style:name="P150" style:parent-style-name="Header or footer (2)">
      <style:paragraph-properties fo:background-color="transparent" fo:margin-top="0.000cm" fo:margin-bottom="0.000cm" fo:line-height="0.282cm" fo:margin-left="2.505cm" fo:margin-right="0.000cm" fo:text-indent="0.000cm" style:page-number="auto">
        <style:tab-stops>
          <style:tab-stop style:position="7.087cm" style:type="right"/>
        </style:tab-stops>
      </style:paragraph-properties>
      <style:text-properties/>
    </style:style>
    <style:style style:family="paragraph" style:name="P151" style:parent-style-name="Body text">
      <style:paragraph-properties fo:background-color="transparent" fo:margin-top="0.000cm" fo:margin-bottom="0.000cm" fo:line-height="0.300cm" fo:margin-left="0.000cm" fo:margin-right="0.000cm" fo:text-indent="0.000cm" style:page-number="auto"/>
      <style:text-properties/>
    </style:style>
    <style:style style:family="paragraph" style:name="P152" style:parent-style-name="Body text">
      <style:paragraph-properties fo:background-color="transparent" fo:margin-top="0.000cm" fo:margin-bottom="0.000cm" fo:line-height="0.279cm" fo:margin-left="0.071cm" fo:margin-right="0.071cm" fo:text-indent="0.318cm" fo:text-align="justify" style:page-number="auto"/>
      <style:text-properties/>
    </style:style>
    <style:style style:family="paragraph" style:name="P153" style:parent-style-name="Body text">
      <style:paragraph-properties fo:background-color="transparent" fo:margin-top="0.000cm" fo:margin-bottom="0.000cm" fo:line-height="0.279cm" fo:margin-left="0.106cm" fo:margin-right="0.035cm" fo:text-indent="0.000cm" fo:text-align="justify" style:page-number="auto"/>
      <style:text-properties/>
    </style:style>
    <style:style style:family="paragraph" style:name="P154" style:parent-style-name="Body text">
      <style:paragraph-properties fo:background-color="transparent" fo:margin-top="0.000cm" fo:margin-bottom="0.000cm" fo:line-height="0.270cm" fo:margin-left="0.071cm" fo:margin-right="0.071cm" fo:text-indent="0.000cm" fo:text-align="justify" style:page-number="auto"/>
      <style:text-properties/>
    </style:style>
    <style:style style:family="paragraph" style:name="P155" style:parent-style-name="Body text">
      <style:paragraph-properties fo:background-color="transparent" fo:margin-top="0.000cm" fo:margin-bottom="0.000cm" fo:line-height="0.300cm" fo:margin-left="0.000cm" fo:margin-right="0.071cm" fo:text-indent="0.000cm" style:page-number="auto"/>
      <style:text-properties/>
    </style:style>
    <style:style style:family="paragraph" style:name="P156" style:parent-style-name="Body text">
      <style:paragraph-properties fo:background-color="transparent" fo:margin-top="0.000cm" fo:margin-bottom="0.000cm" fo:line-height="0.270cm" fo:margin-left="0.071cm" fo:margin-right="0.071cm" fo:text-indent="0.282cm" fo:text-align="justify" style:page-number="auto"/>
      <style:text-properties/>
    </style:style>
    <style:style style:family="paragraph" style:name="P157" style:parent-style-name="Body text">
      <style:paragraph-properties fo:background-color="transparent" fo:margin-top="0.000cm" fo:margin-bottom="0.000cm" fo:line-height="0.279cm" fo:margin-left="0.071cm" fo:margin-right="0.000cm" fo:text-indent="0.318cm" fo:text-align="justify" style:page-number="auto">
        <style:tab-stops>
          <style:tab-stop style:position="5.103cm" style:type="right"/>
          <style:tab-stop style:position="5.255cm" style:type="left"/>
        </style:tab-stops>
      </style:paragraph-properties>
      <style:text-properties/>
    </style:style>
    <style:style style:family="paragraph" style:name="P158" style:parent-style-name="Body text">
      <style:paragraph-properties fo:background-color="transparent" fo:margin-top="0.000cm" fo:margin-bottom="0.000cm" fo:line-height="0.279cm" fo:margin-left="0.000cm" fo:margin-right="0.071cm" fo:text-indent="0.000cm" style:page-number="auto"/>
      <style:text-properties/>
    </style:style>
    <style:style style:family="paragraph" style:name="P159" style:parent-style-name="Body text">
      <style:paragraph-properties fo:background-color="transparent" fo:margin-top="0.000cm" fo:margin-bottom="0.000cm" fo:line-height="0.287cm" fo:margin-left="0.000cm" fo:margin-right="0.000cm" fo:text-indent="0.000cm" style:page-number="auto"/>
      <style:text-properties/>
    </style:style>
    <style:style style:family="paragraph" style:name="P160" style:parent-style-name="Body text">
      <style:paragraph-properties fo:background-color="transparent" fo:margin-top="0.000cm" fo:margin-bottom="0.000cm" fo:line-height="0.356cm" fo:margin-left="0.106cm" fo:margin-right="0.000cm" fo:text-indent="0.247cm" fo:text-align="justify" style:page-number="auto">
        <style:tab-stops>
          <style:tab-stop style:position="0.771cm" style:type="left"/>
        </style:tab-stops>
      </style:paragraph-properties>
      <style:text-properties/>
    </style:style>
    <style:style style:family="paragraph" style:name="P161" style:parent-style-name="Body text">
      <style:paragraph-properties fo:background-color="transparent" fo:margin-top="0.000cm" fo:margin-bottom="0.000cm" fo:line-height="0.279cm" fo:margin-left="0.071cm" fo:margin-right="0.000cm" fo:text-indent="0.000cm" fo:text-align="justify" style:page-number="auto"/>
      <style:text-properties/>
    </style:style>
    <style:style style:family="paragraph" style:name="P162" style:parent-style-name="Body text">
      <style:paragraph-properties fo:background-color="transparent" fo:margin-top="0.000cm" fo:margin-bottom="0.000cm" fo:line-height="0.279cm" fo:margin-left="0.071cm" fo:margin-right="0.071cm" fo:text-indent="0.318cm" fo:text-align="justify" style:page-number="auto"/>
      <style:text-properties/>
    </style:style>
    <style:style style:family="paragraph" style:name="P163" style:parent-style-name="Body text">
      <style:paragraph-properties fo:background-color="transparent" fo:margin-top="0.000cm" fo:margin-bottom="0.000cm" fo:line-height="0.356cm" fo:margin-left="0.106cm" fo:margin-right="0.000cm" fo:text-indent="0.247cm" fo:text-align="justify" style:page-number="auto">
        <style:tab-stops>
          <style:tab-stop style:position="0.771cm" style:type="left"/>
        </style:tab-stops>
      </style:paragraph-properties>
      <style:text-properties/>
    </style:style>
    <style:style style:family="paragraph" style:name="P164" style:parent-style-name="Body text (2)">
      <style:paragraph-properties fo:background-color="transparent" fo:margin-top="0.000cm" fo:margin-bottom="0.000cm" fo:line-height="0.279cm" fo:margin-left="0.035cm" fo:margin-right="0.035cm" fo:text-indent="0.000cm" style:page-number="auto">
        <style:tab-stops>
          <style:tab-stop style:position="3.040cm" style:type="right"/>
          <style:tab-stop style:position="4.172cm" style:type="right"/>
          <style:tab-stop style:position="4.785cm" style:type="right"/>
          <style:tab-stop style:position="4.937cm" style:type="left"/>
        </style:tab-stops>
      </style:paragraph-properties>
      <style:text-properties/>
    </style:style>
    <style:style style:family="paragraph" style:name="P165" style:parent-style-name="Body text">
      <style:paragraph-properties fo:background-color="transparent" fo:margin-top="0.000cm" fo:margin-bottom="0.000cm" fo:line-height="0.300cm" fo:margin-left="0.000cm" fo:margin-right="0.000cm" fo:text-indent="0.000cm" style:page-number="auto"/>
      <style:text-properties/>
    </style:style>
    <style:style style:family="paragraph" style:name="P166" style:parent-style-name="Body text">
      <style:paragraph-properties fo:background-color="transparent" fo:margin-top="0.000cm" fo:margin-bottom="0.000cm" fo:line-height="0.356cm" fo:margin-left="0.106cm" fo:margin-right="0.000cm" fo:text-indent="0.247cm" fo:text-align="justify" style:page-number="auto">
        <style:tab-stops>
          <style:tab-stop style:position="0.771cm" style:type="left"/>
        </style:tab-stops>
      </style:paragraph-properties>
      <style:text-properties/>
    </style:style>
    <style:style style:family="paragraph" style:name="P167" style:parent-style-name="Body text">
      <style:paragraph-properties fo:background-color="transparent" fo:margin-top="0.000cm" fo:margin-bottom="0.000cm" fo:line-height="0.279cm" fo:margin-left="0.071cm" fo:margin-right="0.071cm" fo:text-indent="0.282cm" fo:text-align="justify" style:page-number="auto"/>
      <style:text-properties/>
    </style:style>
    <style:style style:family="paragraph" style:name="P168" style:parent-style-name="Body text">
      <style:paragraph-properties fo:background-color="transparent" fo:margin-top="0.000cm" fo:margin-bottom="0.000cm" fo:line-height="0.279cm" fo:margin-left="0.071cm" fo:margin-right="0.071cm" fo:text-indent="0.318cm" fo:text-align="justify" style:page-number="auto"/>
      <style:text-properties/>
    </style:style>
    <style:style style:family="paragraph" style:name="P169" style:parent-style-name="Body text">
      <style:paragraph-properties fo:background-color="transparent" fo:margin-top="0.000cm" fo:margin-bottom="0.000cm" fo:line-height="0.356cm" fo:margin-left="0.106cm" fo:margin-right="0.000cm" fo:text-indent="0.247cm" fo:text-align="justify" style:page-number="auto">
        <style:tab-stops>
          <style:tab-stop style:position="0.771cm" style:type="left"/>
        </style:tab-stops>
      </style:paragraph-properties>
      <style:text-properties/>
    </style:style>
    <style:style style:family="paragraph" style:name="P170" style:parent-style-name="Body text">
      <style:paragraph-properties fo:background-color="transparent" fo:margin-top="0.000cm" fo:margin-bottom="0.000cm" fo:line-height="0.279cm" fo:margin-left="0.071cm" fo:margin-right="0.000cm" fo:text-indent="0.000cm" fo:text-align="justify" style:page-number="auto">
        <style:tab-stops>
          <style:tab-stop style:position="5.719cm" style:type="left"/>
          <style:tab-stop style:position="0.000cm" style:type="left"/>
        </style:tab-stops>
      </style:paragraph-properties>
      <style:text-properties/>
    </style:style>
    <style:style style:family="paragraph" style:name="P171" style:parent-style-name="Body text">
      <style:paragraph-properties fo:background-color="transparent" fo:margin-top="0.000cm" fo:margin-bottom="0.000cm" fo:line-height="0.279cm" fo:margin-left="0.071cm" fo:margin-right="0.071cm" fo:text-indent="0.318cm" fo:text-align="justify" style:page-number="auto">
        <style:tab-stops>
          <style:tab-stop style:position="9.169cm" style:type="right"/>
          <style:tab-stop style:position="9.711cm" style:type="right"/>
        </style:tab-stops>
      </style:paragraph-properties>
      <style:text-properties/>
    </style:style>
    <style:style style:family="paragraph" style:name="P172" style:parent-style-name="Body text">
      <style:paragraph-properties fo:background-color="transparent" fo:margin-top="0.000cm" fo:margin-bottom="0.000cm" fo:line-height="0.279cm" fo:margin-left="0.071cm" fo:margin-right="0.000cm" fo:text-indent="0.000cm" fo:text-align="justify" style:page-number="auto"/>
      <style:text-properties/>
    </style:style>
    <style:style style:family="paragraph" style:name="P173" style:parent-style-name="Body text">
      <style:paragraph-properties fo:background-color="transparent" fo:margin-top="0.000cm" fo:margin-bottom="0.000cm" fo:line-height="0.279cm" fo:margin-left="0.071cm" fo:margin-right="0.071cm" fo:text-indent="0.282cm" fo:text-align="justify" style:page-number="auto"/>
      <style:text-properties/>
    </style:style>
    <style:style style:family="paragraph" style:name="P174" style:parent-style-name="Body text">
      <style:paragraph-properties fo:background-color="transparent" fo:margin-top="0.000cm" fo:margin-bottom="0.000cm" fo:line-height="0.279cm" fo:margin-left="0.071cm" fo:margin-right="0.071cm" fo:text-indent="0.318cm" fo:text-align="justify" style:page-number="auto"/>
      <style:text-properties/>
    </style:style>
    <style:style style:family="paragraph" style:name="P175" style:parent-style-name="Body text">
      <style:paragraph-properties fo:background-color="transparent" fo:margin-top="0.000cm" fo:margin-bottom="0.000cm" fo:line-height="0.356cm" fo:margin-left="0.106cm" fo:margin-right="0.000cm" fo:text-indent="0.247cm" fo:text-align="justify" style:page-number="auto">
        <style:tab-stops>
          <style:tab-stop style:position="0.771cm" style:type="left"/>
        </style:tab-stops>
      </style:paragraph-properties>
      <style:text-properties/>
    </style:style>
    <style:style style:family="paragraph" style:name="P176" style:parent-style-name="Body text">
      <style:paragraph-properties fo:background-color="transparent" fo:margin-top="0.000cm" fo:margin-bottom="0.000cm" fo:line-height="0.279cm" fo:margin-left="0.071cm" fo:margin-right="0.071cm" fo:text-indent="0.282cm" fo:text-align="justify" style:page-number="auto">
        <style:tab-stops>
          <style:tab-stop style:position="5.719cm" style:type="left"/>
        </style:tab-stops>
      </style:paragraph-properties>
      <style:text-properties/>
    </style:style>
    <style:style style:family="paragraph" style:name="P177" style:parent-style-name="Heading #5">
      <style:paragraph-properties fo:background-color="transparent" fo:margin-top="0.000cm" fo:margin-bottom="0.000cm" fo:margin-left="0.106cm" fo:margin-right="0.000cm" fo:text-indent="0.247cm" style:page-number="auto">
        <style:tab-stops>
          <style:tab-stop style:position="0.771cm" style:type="left"/>
        </style:tab-stops>
      </style:paragraph-properties>
      <style:text-properties/>
    </style:style>
    <style:style style:family="paragraph" style:name="P178" style:parent-style-name="Body text">
      <style:paragraph-properties fo:background-color="transparent" fo:margin-top="0.000cm" fo:margin-bottom="0.000cm" fo:line-height="0.279cm" fo:margin-left="0.071cm" fo:margin-right="0.071cm" fo:text-indent="0.000cm" fo:text-align="justify" style:page-number="auto">
        <style:tab-stops>
          <style:tab-stop style:position="4.489cm" style:type="right"/>
          <style:tab-stop style:position="5.103cm" style:type="right"/>
          <style:tab-stop style:position="5.255cm" style:type="left"/>
        </style:tab-stops>
      </style:paragraph-properties>
      <style:text-properties/>
    </style:style>
    <style:style style:family="paragraph" style:name="P179" style:parent-style-name="Body text">
      <style:paragraph-properties fo:background-color="transparent" fo:margin-top="0.000cm" fo:margin-bottom="0.000cm" fo:line-height="0.356cm" fo:margin-left="0.106cm" fo:margin-right="0.000cm" fo:text-indent="0.247cm" fo:text-align="justify" style:page-number="auto">
        <style:tab-stops>
          <style:tab-stop style:position="0.771cm" style:type="left"/>
        </style:tab-stops>
      </style:paragraph-properties>
      <style:text-properties/>
    </style:style>
    <style:style style:family="paragraph" style:name="P180" style:parent-style-name="Body text">
      <style:paragraph-properties fo:background-color="transparent" fo:margin-top="0.000cm" fo:margin-bottom="0.000cm" fo:line-height="0.279cm" fo:margin-left="0.071cm" fo:margin-right="0.071cm" fo:text-indent="0.318cm" fo:text-align="justify" style:page-number="auto"/>
      <style:text-properties/>
    </style:style>
    <style:style style:family="paragraph" style:name="P181" style:parent-style-name="Body text">
      <style:paragraph-properties fo:background-color="transparent" fo:margin-top="0.000cm" fo:margin-bottom="0.000cm" fo:line-height="0.356cm" fo:margin-left="0.106cm" fo:margin-right="0.000cm" fo:text-indent="0.247cm" fo:text-align="justify" style:page-number="auto">
        <style:tab-stops>
          <style:tab-stop style:position="0.771cm" style:type="left"/>
        </style:tab-stops>
      </style:paragraph-properties>
      <style:text-properties/>
    </style:style>
    <style:style style:family="paragraph" style:name="P182" style:parent-style-name="Body text">
      <style:paragraph-properties fo:background-color="transparent" fo:margin-top="0.000cm" fo:margin-bottom="0.000cm" fo:line-height="0.270cm" fo:margin-left="0.071cm" fo:margin-right="0.071cm" fo:text-indent="0.282cm" fo:text-align="justify" style:page-number="auto"/>
      <style:text-properties/>
    </style:style>
    <style:style style:family="paragraph" style:name="P183" style:parent-style-name="Body text">
      <style:paragraph-properties fo:background-color="transparent" fo:margin-top="0.000cm" fo:margin-bottom="0.000cm" fo:line-height="0.270cm" fo:margin-left="0.071cm" fo:margin-right="0.071cm" fo:text-indent="0.282cm" fo:text-align="justify" style:page-number="auto"/>
      <style:text-properties/>
    </style:style>
    <style:style style:family="paragraph" style:name="P184" style:parent-style-name="Body text">
      <style:paragraph-properties fo:background-color="transparent" fo:margin-top="0.000cm" fo:margin-bottom="0.000cm" fo:line-height="0.279cm" fo:margin-left="4.995cm" fo:margin-right="0.071cm" fo:text-indent="0.000cm" fo:text-align="justify" style:page-number="auto">
        <style:tab-stops>
          <style:tab-stop style:position="0.810cm" style:type="left"/>
        </style:tab-stops>
      </style:paragraph-properties>
      <style:text-properties/>
    </style:style>
    <style:style style:family="paragraph" style:name="P185" style:parent-style-name="Body text (2)">
      <style:paragraph-properties fo:background-color="transparent" fo:margin-top="0.000cm" fo:margin-bottom="0.000cm" fo:line-height="0.270cm" fo:margin-left="0.035cm" fo:margin-right="0.035cm" fo:text-indent="0.282cm" style:page-number="auto"/>
      <style:text-properties/>
    </style:style>
    <style:style style:family="paragraph" style:name="P186" style:parent-style-name="Body text">
      <style:paragraph-properties fo:background-color="transparent" fo:margin-top="0.000cm" fo:margin-bottom="0.000cm" fo:line-height="0.279cm" fo:margin-left="4.995cm" fo:margin-right="0.071cm" fo:text-indent="0.000cm" fo:text-align="justify" style:page-number="auto">
        <style:tab-stops>
          <style:tab-stop style:position="0.810cm" style:type="left"/>
        </style:tab-stops>
      </style:paragraph-properties>
      <style:text-properties/>
    </style:style>
    <style:style style:family="paragraph" style:name="P187" style:parent-style-name="Body text (2)">
      <style:paragraph-properties fo:background-color="transparent" fo:margin-top="0.000cm" fo:margin-bottom="0.000cm" fo:line-height="0.270cm" fo:margin-left="0.035cm" fo:margin-right="0.035cm" fo:text-indent="0.282cm" style:page-number="auto"/>
      <style:text-properties/>
    </style:style>
    <style:style style:family="paragraph" style:name="P188" style:parent-style-name="Body text">
      <style:paragraph-properties fo:background-color="transparent" fo:margin-top="0.000cm" fo:margin-bottom="0.000cm" fo:line-height="0.279cm" fo:margin-left="4.995cm" fo:margin-right="0.071cm" fo:text-indent="0.000cm" fo:text-align="justify" style:page-number="auto">
        <style:tab-stops>
          <style:tab-stop style:position="0.810cm" style:type="left"/>
        </style:tab-stops>
      </style:paragraph-properties>
      <style:text-properties/>
    </style:style>
    <style:style style:family="paragraph" style:name="P189" style:parent-style-name="Body text (2)">
      <style:paragraph-properties fo:background-color="transparent" fo:margin-top="0.000cm" fo:margin-bottom="0.000cm" fo:line-height="0.270cm" fo:margin-left="0.035cm" fo:margin-right="0.035cm" fo:text-indent="0.282cm" style:page-number="auto"/>
      <style:text-properties/>
    </style:style>
    <style:style style:family="paragraph" style:name="P190" style:parent-style-name="Body text">
      <style:paragraph-properties fo:background-color="transparent" fo:margin-top="0.000cm" fo:margin-bottom="0.000cm" fo:line-height="0.279cm" fo:margin-left="4.995cm" fo:margin-right="0.071cm" fo:text-indent="0.000cm" fo:text-align="justify" style:page-number="auto">
        <style:tab-stops>
          <style:tab-stop style:position="0.810cm" style:type="left"/>
        </style:tab-stops>
      </style:paragraph-properties>
      <style:text-properties/>
    </style:style>
    <style:style style:family="paragraph" style:name="P191" style:parent-style-name="Body text (2)">
      <style:paragraph-properties fo:background-color="transparent" fo:margin-top="0.000cm" fo:margin-bottom="0.000cm" fo:line-height="0.270cm" fo:margin-left="0.035cm" fo:margin-right="0.035cm" fo:text-indent="0.282cm" style:page-number="auto"/>
      <style:text-properties/>
    </style:style>
    <style:style style:family="paragraph" style:name="P192" style:parent-style-name="Body text">
      <style:paragraph-properties fo:background-color="transparent" fo:margin-top="0.000cm" fo:margin-bottom="0.000cm" fo:line-height="0.279cm" fo:margin-left="4.995cm" fo:margin-right="0.071cm" fo:text-indent="0.000cm" fo:text-align="justify" style:page-number="auto">
        <style:tab-stops>
          <style:tab-stop style:position="0.810cm" style:type="left"/>
        </style:tab-stops>
      </style:paragraph-properties>
      <style:text-properties/>
    </style:style>
    <style:style style:family="paragraph" style:name="P193" style:parent-style-name="Body text (2)">
      <style:paragraph-properties fo:background-color="transparent" fo:margin-top="0.000cm" fo:margin-bottom="0.000cm" fo:line-height="0.270cm" fo:margin-left="0.035cm" fo:margin-right="0.035cm" fo:text-indent="0.282cm" style:page-number="auto"/>
      <style:text-properties/>
    </style:style>
    <style:style style:family="paragraph" style:name="P194" style:parent-style-name="Body text">
      <style:paragraph-properties fo:background-color="transparent" fo:margin-top="0.000cm" fo:margin-bottom="0.000cm" fo:line-height="0.279cm" fo:margin-left="4.995cm" fo:margin-right="0.071cm" fo:text-indent="0.000cm" fo:text-align="justify" style:page-number="auto">
        <style:tab-stops>
          <style:tab-stop style:position="0.810cm" style:type="left"/>
        </style:tab-stops>
      </style:paragraph-properties>
      <style:text-properties/>
    </style:style>
    <style:style style:family="paragraph" style:name="P195" style:parent-style-name="Body text (2)">
      <style:paragraph-properties fo:background-color="transparent" fo:margin-top="0.000cm" fo:margin-bottom="0.000cm" fo:line-height="0.270cm" fo:margin-left="0.035cm" fo:margin-right="0.035cm" fo:text-indent="0.282cm" style:page-number="auto"/>
      <style:text-properties/>
    </style:style>
    <style:style style:family="paragraph" style:name="P196" style:parent-style-name="Body text (2)">
      <style:paragraph-properties fo:background-color="transparent" fo:margin-top="0.000cm" fo:margin-bottom="0.204cm" fo:line-height="0.282cm" fo:margin-left="4.995cm" fo:margin-right="0.000cm" fo:text-indent="0.000cm" style:page-number="auto">
        <style:tab-stops>
          <style:tab-stop style:position="0.810cm" style:type="left"/>
        </style:tab-stops>
      </style:paragraph-properties>
      <style:text-properties/>
    </style:style>
    <style:style style:family="paragraph" style:name="P197" style:parent-style-name="Body text (2)">
      <style:paragraph-properties fo:background-color="transparent" fo:margin-top="0.000cm" fo:margin-bottom="0.000cm" fo:line-height="0.270cm" fo:margin-left="0.035cm" fo:margin-right="0.035cm" fo:text-indent="0.282cm" style:page-number="auto"/>
      <style:text-properties/>
    </style:style>
    <style:style style:family="paragraph" style:name="P198">
      <style:paragraph-properties style:page-number="auto"/>
      <style:text-properties fo:font-size="5.pt" style:font-size-asian="5.pt" style:font-size-complex="5.pt"/>
    </style:style>
    <style:style style:family="paragraph" style:name="P199">
      <style:paragraph-properties style:page-number="auto"/>
      <style:text-properties fo:font-size="5.e-002pt" style:font-size-asian="5.e-002pt" style:font-size-complex="5.e-002pt"/>
    </style:style>
    <style:style style:family="paragraph" style:name="P201" style:master-page-name="PageStyle0">
      <style:paragraph-properties fo:break-after="page" style:page-number="auto"/>
      <style:text-properties fo:font-size="1.pt" style:font-size-asian="1.pt" style:font-size-complex="1.pt"/>
    </style:style>
    <style:style style:family="paragraph" style:name="P202" style:master-page-name="PageStyle1">
      <style:paragraph-properties fo:break-after="page" style:page-number="auto"/>
      <style:text-properties fo:font-size="1.pt" style:font-size-asian="1.pt" style:font-size-complex="1.pt"/>
    </style:style>
    <style:style style:family="paragraph" style:name="P203" style:master-page-name="PageStyle2">
      <style:paragraph-properties fo:break-after="page" style:page-number="auto"/>
      <style:text-properties fo:font-size="1.pt" style:font-size-asian="1.pt" style:font-size-complex="1.pt"/>
    </style:style>
    <style:style style:family="paragraph" style:name="P204" style:master-page-name="PageStyle3">
      <style:paragraph-properties fo:break-after="page" style:page-number="auto"/>
      <style:text-properties fo:font-size="1.pt" style:font-size-asian="1.pt" style:font-size-complex="1.pt"/>
    </style:style>
    <style:style style:family="paragraph" style:name="P205" style:master-page-name="PageStyle4">
      <style:paragraph-properties fo:break-after="page" style:page-number="auto"/>
      <style:text-properties fo:font-size="1.pt" style:font-size-asian="1.pt" style:font-size-complex="1.pt"/>
    </style:style>
    <style:style style:family="paragraph" style:name="P206" style:master-page-name="PageStyle5">
      <style:paragraph-properties fo:break-after="page" style:page-number="auto"/>
      <style:text-properties fo:font-size="1.pt" style:font-size-asian="1.pt" style:font-size-complex="1.pt"/>
    </style:style>
    <style:style style:family="paragraph" style:name="P207" style:master-page-name="PageStyle6">
      <style:paragraph-properties fo:break-after="page" style:page-number="auto"/>
      <style:text-properties fo:font-size="1.pt" style:font-size-asian="1.pt" style:font-size-complex="1.pt"/>
    </style:style>
    <style:style style:family="paragraph" style:name="P208" style:master-page-name="PageStyle7">
      <style:paragraph-properties fo:break-after="page" style:page-number="auto"/>
      <style:text-properties fo:font-size="1.pt" style:font-size-asian="1.pt" style:font-size-complex="1.pt"/>
    </style:style>
    <style:style style:family="paragraph" style:name="P209" style:master-page-name="PageStyle8">
      <style:paragraph-properties fo:break-after="page" style:page-number="auto"/>
      <style:text-properties fo:font-size="1.pt" style:font-size-asian="1.pt" style:font-size-complex="1.pt"/>
    </style:style>
    <style:style style:family="paragraph" style:name="P210" style:master-page-name="PageStyle9">
      <style:paragraph-properties fo:break-after="page" style:page-number="auto"/>
      <style:text-properties fo:font-size="1.pt" style:font-size-asian="1.pt" style:font-size-complex="1.pt"/>
    </style:style>
    <style:style style:family="paragraph" style:name="P211" style:master-page-name="PageStyle10">
      <style:paragraph-properties fo:break-after="page" style:page-number="auto"/>
      <style:text-properties fo:font-size="1.pt" style:font-size-asian="1.pt" style:font-size-complex="1.pt"/>
    </style:style>
    <style:style style:family="paragraph" style:name="P212" style:master-page-name="PageStyle11">
      <style:paragraph-properties fo:break-after="page" style:page-number="auto"/>
      <style:text-properties fo:font-size="1.pt" style:font-size-asian="1.pt" style:font-size-complex="1.pt"/>
    </style:style>
    <text:list-style style:name="L0">
      <text:list-level-style-number text:start-value="2" style:num-format="1" text:level="1" text:style-name="CharStyle15" style:num-suffix="."/>
    </text:list-style>
    <text:list-style style:name="L2">
      <text:list-level-style-number text:start-value="1" style:num-format="1" text:level="1" text:style-name="CharStyle6" style:num-suffix="."/>
    </text:list-style>
    <text:list-style style:name="L4">
      <text:list-level-style-number text:start-value="3" style:num-format="1" text:level="1" text:style-name="CharStyle6" style:num-prefix="(" style:num-suffix=")"/>
    </text:list-style>
    <text:list-style style:name="L6">
      <text:list-level-style-number text:start-value="50" style:num-format="i" text:level="1" text:style-name="CharStyle6"/>
    </text:list-style>
    <text:list-style style:name="L8">
      <text:list-level-style-number text:start-value="1" style:num-format="1" text:level="1" text:style-name="CharStyle6" style:num-suffix="."/>
    </text:list-style>
    <text:list-style style:name="L10">
      <text:list-level-style-number text:start-value="1" style:num-format="I" text:level="1" text:style-name="CharStyle6" style:num-suffix="."/>
    </text:list-style>
    <style:style style:name="fr1"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2"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3"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4"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5"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6"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7"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8"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9"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10"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11"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12"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13"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14"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15"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16"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17"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18"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19"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20"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21"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22"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23"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24"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fr25" style:family="graphic" style:parent-style-name="Frame">
      <style:graphic-properties style:wrap-contour="false" fo:background-color="#ffffff" style:background-transparency="100%" style:flow-with-text="false" fo:margin-left="100" fo:margin-right="100" fo:margin-top="0" fo:margin-bottom="0" fo:border="none" style:wrap="run-through" style:run-through="background" style:vertical-rel="page" style:horizontal-rel="page" style:horizontal-pos="from-left" style:vertical-pos="from-top"/>
    </style:style>
    <style:style style:name="Sect0" style:family="section">
      <style:section-properties fo:margin-left="0.000cm" fo:margin-right="0.000cm">
        <style:columns fo:column-count="1" fo:column-gap="1.270cm"/>
      </style:section-properties>
    </style:style>
    <style:style style:name="Sect1" style:family="section">
      <style:section-properties fo:margin-left="0.000cm" fo:margin-right="0.000cm">
        <style:columns fo:column-count="1" fo:column-gap="1.270cm"/>
      </style:section-properties>
    </style:style>
    <style:style style:name="Sect2" style:family="section">
      <style:section-properties fo:margin-left="0.000cm" fo:margin-right="0.000cm">
        <style:columns fo:column-count="1" fo:column-gap="1.270cm"/>
      </style:section-properties>
    </style:style>
    <style:style style:name="Sect3" style:family="section">
      <style:section-properties fo:margin-left="0.000cm" fo:margin-right="0.000cm">
        <style:columns fo:column-count="1" fo:column-gap="1.270cm"/>
      </style:section-properties>
    </style:style>
    <style:style style:name="Sect4" style:family="section">
      <style:section-properties fo:margin-left="0.000cm" fo:margin-right="0.000cm">
        <style:columns fo:column-count="1" fo:column-gap="1.270cm"/>
      </style:section-properties>
    </style:style>
    <style:style style:name="Sect5" style:family="section">
      <style:section-properties fo:margin-left="0.000cm" fo:margin-right="0.000cm">
        <style:columns fo:column-count="1" fo:column-gap="1.270cm"/>
      </style:section-properties>
    </style:style>
    <style:style style:name="Sect6" style:family="section">
      <style:section-properties fo:margin-left="0.000cm" fo:margin-right="0.000cm">
        <style:columns fo:column-count="1" fo:column-gap="1.270cm"/>
      </style:section-properties>
    </style:style>
    <style:style style:name="Sect7" style:family="section">
      <style:section-properties fo:margin-left="0.000cm" fo:margin-right="0.000cm">
        <style:columns fo:column-count="1" fo:column-gap="1.270cm"/>
      </style:section-properties>
    </style:style>
    <style:style style:name="Sect8" style:family="section">
      <style:section-properties fo:margin-left="0.000cm" fo:margin-right="0.000cm">
        <style:columns fo:column-count="1" fo:column-gap="1.270cm"/>
      </style:section-properties>
    </style:style>
    <style:style style:name="Sect9" style:family="section">
      <style:section-properties fo:margin-left="0.000cm" fo:margin-right="0.000cm">
        <style:columns fo:column-count="1" fo:column-gap="1.270cm"/>
      </style:section-properties>
    </style:style>
    <style:style style:name="Sect10" style:family="section">
      <style:section-properties fo:margin-left="0.000cm" fo:margin-right="0.000cm">
        <style:columns fo:column-count="1" fo:column-gap="1.270cm"/>
      </style:section-properties>
    </style:style>
    <style:style style:name="Sect11" style:family="section">
      <style:section-properties fo:margin-left="0.000cm" fo:margin-right="0.000cm">
        <style:columns fo:column-count="1" fo:column-gap="1.270cm"/>
      </style:section-properties>
    </style:style>
  </office:automatic-styles>
  <office:body>
    <office:text>
      <text:section text:style-name="Sect0" text:name="Section0">
        <text:p text:style-name="P201"><draw:frame draw:style-name="fr1" svg:x="2.529cm" svg:y="1.949cm" svg:width="9.821cm" svg:height="1.372cm" text:anchor-type="paragraph"><draw:text-box><text:h text:outline-level="1" text:style-name="P45"><text:span text:style-name="CharStyle4">The</text:span><text:bookmark-start text:name="bookmark0"/><text:span text:style-name="CharStyle4"><text:s text:c="1"/>Unity of God's Teachings.</text:span><text:bookmark-end text:name="bookmark0"/></text:h><text:p text:style-name="P44"><text:span text:style-name="CharStyle6">Right Faith in God and True Love to Our Neighbor.</text:span></text:p><text:p text:style-name="P84"><text:span text:style-name="CharStyle6">As set forth in the Catechism and in this volume.</text:span></text:p></draw:text-box></draw:frame><draw:frame draw:style-name="fr2" svg:x="2.529cm" svg:y="3.304cm" svg:width="9.821cm" svg:height="15.748cm" text:anchor-type="paragraph"><draw:text-box><text:p text:style-name="P64"><text:span text:style-name="CharStyle6">Ten Words of Man in Reply.</text:span></text:p><text:h text:outline-level="2" text:style-name="P99"><text:span text:style-name="CharStyle8">The</text:span><text:bookmark-start text:name="bookmark1"/><text:span text:style-name="CharStyle8"><text:s text:c="1"/>Apostles’ Creed</text:span><text:span text:style-name="T4">.</text:span><text:span text:style-name="T5">2</text:span><text:bookmark-end text:name="bookmark1"/></text:h><text:p text:style-name="P61"><text:span text:style-name="CharStyle6">True Faith in the Triune God;<text:line-break/>Father, Son and Holy Spirit<text:line-break/>1. I believe in God the Fath-</text:span></text:p><text:p text:style-name="P58"><text:span text:style-name="CharStyle6">er Almighty, maker of heaven<text:line-break/>and earth.</text:span></text:p><text:list text:style-name="L0"><text:list-item><text:p text:style-name="P97"><text:span text:style-name="CharStyle6"><text:tab/>I believe in Jesus Christ<text:line-break/>my Lord (etc.), who came from<text:line-break/>heaven to reveal God’s name to<text:line-break/>me by bis teachings, death and<text:line-break/>resurrection.</text:span></text:p></text:list-item><text:list-item><text:p text:style-name="P136"><text:span text:style-name="CharStyle6"><text:tab/>I believe in the Holy Spir-<text:line-break/>it (etc.), for whose work of ap-<text:line-break/>plying Christ’s redemption the<text:line-break/>holy-day has been set apart.</text:span></text:p></text:list-item></text:list><text:h text:outline-level="3" text:style-name="P55"><text:span text:style-name="CharStyle11">The</text:span><text:bookmark-start text:name="bookmark2"/><text:span text:style-name="CharStyle11"><text:s text:c="1"/>Lord’s Prayer</text:span><text:span text:style-name="T7">.</text:span><text:span text:style-name="T8">3</text:span><text:bookmark-end text:name="bookmark2"/></text:h><text:p text:style-name="P139"><text:span text:style-name="CharStyle6">Seven Petitions Christ Taught.</text:span></text:p><text:list text:style-name="L0" text:continue-numbering="true"><text:list-item><text:p text:style-name="P184"><text:span text:style-name="CharStyle6"><text:tab/>Our Father who art in<text:line-break/>heaven, hallowed be thy name.</text:span></text:p></text:list-item><text:list-item><text:p text:style-name="P186"><text:span text:style-name="CharStyle6"><text:tab/>Thy Kingdom (of grace<text:line-break/>and life) come.</text:span></text:p></text:list-item><text:list-item><text:p text:style-name="P188"><text:span text:style-name="CharStyle6"><text:tab/>Thy will (and not the will<text:line-break/>of the flesh) be done (in me).</text:span></text:p></text:list-item><text:list-item><text:p text:style-name="P190"><text:span text:style-name="CharStyle6"><text:tab/>Give us this day our daily<text:line-break/>bread. (Then we need not steal.)</text:span></text:p></text:list-item><text:list-item><text:p text:style-name="P192"><text:span text:style-name="CharStyle6"><text:tab/>And forgive us our debts,<text:line-break/>as we forgive our debtors.</text:span></text:p></text:list-item><text:list-item><text:p text:style-name="P194"><text:span text:style-name="CharStyle6"><text:tab/>And lead not into<text:line-break/>temptation.</text:span></text:p></text:list-item><text:list-item><text:p text:style-name="P196"><text:span text:style-name="CharStyle15"><text:tab/>But deliver us from evil.</text:span></text:p></text:list-item></text:list><text:p text:style-name="P80"><text:span text:style-name="CharStyle17">For thine is the kingdom and<text:line-break/>the power and the glory for<text:line-break/>ever and ever. Amen.</text:span></text:p><text:p text:style-name="P119"><text:span text:style-name="T11">1</text:span><text:span text:style-name="CharStyle6">“The Word of the Lord abideth ever." 1 Peter 1, 25. 2“Thou art the Christ, the Son of the living God.” Matt 16, 16. 3“God is a Spirit: and they that worship him must worship in spirit and truth.” John 4, 24.</text:span></text:p><text:p text:style-name="P144"><text:span text:style-name="CharStyle6">Meditate upon the relations of these words of God and of man to each other. God commands, man believes and prays. Luther says, “The Ten Commandments are the doctrine of doctrines, the Apostles’ Creed the creed of creeds, and the Lord’s Prayer the prayer of prayers. God the Father gave the Ten Commandments; Christ dictated the very words of the Lord’s Prayer; and I be­lieve the words of the Apostles’ Creed to be inspired by the Holy Spirit.” The Trinitarian is the only true conception of God. Here we have the will of the Father, the redemption of the Son and the work of the Holy Spirit. The Lord’s Prayer repeats and includes the Commandments and the Creed in prayer, “Wherever the Holy Spirit is there is nothing but prayer.” The first part of the Cate­chism awakens fear, the second love, the third trust. Try to obey, try to believe, try to pray.</text:span></text:p></draw:text-box></draw:frame><draw:frame draw:style-name="fr3" svg:x="2.445cm" svg:y="3.318cm" svg:width="4.944cm" svg:height="10.400cm" text:anchor-type="paragraph"><draw:text-box><text:p text:style-name="P148"><text:span text:style-name="CharStyle6">Ten Words of God to Man.</text:span></text:p><text:p text:style-name="P115"><text:span text:style-name="CharStyle19">God’s Commandments.</text:span><text:span text:style-name="T13">1</text:span></text:p><text:p text:style-name="P112"><text:span text:style-name="CharStyle6">First Table of the Law.</text:span></text:p><text:p text:style-name="P110"><text:span text:style-name="CharStyle6">Our Love and Duty to God</text:span></text:p><text:list text:style-name="L2"><text:list-item><text:p text:style-name="P141"><text:span text:style-name="CharStyle6"><text:tab/>I am Jehovah thy God.<text:line-break/>Thou shalt have no other gods<text:line-break/>before me.</text:span></text:p></text:list-item><text:list-item><text:p text:style-name="P73"><text:span text:style-name="CharStyle6"><text:tab/>Thou shalt not take the<text:line-break/>name of Jehovah thy God in<text:line-break/>vain; for Jehovah will not hold<text:line-break/>him guiltless that taketh his<text:line-break/>name in vain.</text:span></text:p></text:list-item><text:list-item><text:p text:style-name="P79"><text:span text:style-name="CharStyle6"><text:tab/>Remember the Sabbath<text:line-break/>day to keep it holy. (Thou shalt<text:line-break/>sanctify the holy-day or rest-<text:line-break/>day.)</text:span></text:p></text:list-item></text:list><text:p text:style-name="P118"><text:span text:style-name="CharStyle6">Second Table of the Law.</text:span></text:p><text:p text:style-name="P38"><text:span text:style-name="CharStyle6">Our Love and Duty to Man.</text:span></text:p><text:list text:style-name="L2" text:continue-numbering="true"><text:list-item><text:p text:style-name="P78"><text:span text:style-name="CharStyle6"><text:tab/>Honor thy father and thy<text:line-break/>mother.</text:span></text:p></text:list-item><text:list-item><text:p text:style-name="P149"><text:span text:style-name="CharStyle6"><text:tab/>Thou shalt not kill.</text:span></text:p></text:list-item><text:list-item><text:p text:style-name="P37"><text:span text:style-name="CharStyle6"><text:tab/>Thou shalt not commit<text:line-break/>adultery.</text:span></text:p></text:list-item><text:list-item><text:p text:style-name="P76"><text:span text:style-name="CharStyle6"><text:tab/>Thou shalt not steal.</text:span></text:p></text:list-item><text:list-item><text:p text:style-name="P114"><text:span text:style-name="CharStyle6"><text:tab/>Thou shalt bear false<text:line-break/>witness against thy neighbor.</text:span></text:p></text:list-item></text:list><text:p text:style-name="P36"><text:span text:style-name="CharStyle6">9. Thou shalt not covet thy<text:line-break/>neighbor’s house.</text:span></text:p><text:p text:style-name="P75"><text:span text:style-name="CharStyle6">10. Thou shalt not covet<text:line-break/>anything that is thy neighbor’s.</text:span></text:p><text:p text:style-name="P111"><text:span text:style-name="CharStyle6">For I Jehovah thy God am a<text:line-break/>jealous God, visiting the iniqui-</text:span></text:p><text:p text:style-name="P35"><text:span text:style-name="CharStyle6">ty of the fathers (etc).</text:span></text:p></draw:text-box></draw:frame></text:p>
      </text:section>
      <text:section text:style-name="Sect1" text:name="Section1">
        <text:p text:style-name="P202"><draw:frame draw:style-name="fr4" svg:x="2.538cm" svg:y="2.503cm" svg:width="9.804cm" svg:height="0.767cm" text:anchor-type="paragraph"><draw:text-box><text:h text:outline-level="0" text:style-name="P117"><text:span text:style-name="CharStyle21">F</text:span><text:bookmark-start text:name="bookmark3"/><text:span text:style-name="CharStyle21">oreword.</text:span><text:bookmark-end text:name="bookmark3"/></text:h></draw:text-box></draw:frame><draw:frame draw:style-name="fr5" svg:x="2.538cm" svg:y="3.567cm" svg:width="9.804cm" svg:height="12.014cm" text:anchor-type="paragraph"><draw:text-box><text:p text:style-name="P56"><text:span text:style-name="CharStyle14">Having Completed the first English translation of the five vol­umes of Luther’s Church Postil on the Gospel texts of the Church Year, we now turn to his no less valuable Catechetical Writings. From </text:span></text:p><text:p text:style-name="P96"><text:span text:style-name="CharStyle14">the pulpit to the school is the change, but it is the same Luther—the same truths and principles. Luther’s school and pulpit did not conflict; the one strengthened the other. Both were Christo-centric. After four hundred years of test and service, his homiletical and pedagogical writings are still in daily service as Protestant classics, in Germany, Denmark, Norway and Sweden; also in Finland, Russia, Austria, and wherever the Hanseatic Ger­mans and the<text:tab/>Scandinavians <text:tab/>have<text:tab/>settled, and that is almost</text:span></text:p><text:p text:style-name="P53"><text:span text:style-name="CharStyle14">everywhere. It is their pulpits and schools that have made these peoples the power they are in the world today.<text:tab/><text:s text:c="1"/>Luther<text:tab/>and Me-</text:span></text:p><text:p text:style-name="P94"><text:span text:style-name="CharStyle14">lanchthon dominate the Germans, Luther and Rosenius the Swedes, Luther and Hauge the Norwegians, Luther, Grundvigt and Wilh</text:span><text:span text:style-name="T16">e</text:span><text:span text:style-name="CharStyle14">lm Beck</text:span></text:p><text:p text:style-name="P51"><text:span text:style-name="CharStyle14">the<text:tab/>Danes.</text:span></text:p><text:p text:style-name="P132"><text:span text:style-name="CharStyle14">Religion and Education.</text:span></text:p><text:p text:style-name="P49"><text:span text:style-name="CharStyle14">Religion is the great need of the child, and education is in­stinct of the parent. Both religion and education are as old as the race. In the future, as in the past, one will influence the other. Religion has at different times, as among the Jews, the early Christians and the first Protestants, determined the character<text:tab/>of</text:span></text:p><text:p text:style-name="P92"><text:span text:style-name="CharStyle14">the domestic, social and<text:tab/>life of civilized countries. In</text:span></text:p><text:p text:style-name="P131"><text:span text:style-name="CharStyle14">ancient and modern times the servants of religion have often been the educating class. The education of<text:tab/><text:s text:c="1"/>Europe and<text:tab/>America is not</text:span></text:p><text:p text:style-name="P48"><text:span text:style-name="CharStyle14">merely religious, but is Christian. Their Christian missions<text:tab/>plant</text:span></text:p><text:p text:style-name="P91"><text:span text:style-name="CharStyle14">the school alongside the church. An irreligious school is a mis­nomer. At the present time in our own country the perplexing problem of teaching religion has little or no place in our public schools, while in those of Germany nineteen hours each week are</text:span></text:p><text:p text:style-name="P130"><text:span text:style-name="CharStyle14">set apart for religion. Time will no doubt develop a system of education that will neglect no part of man’s nature, but "will train the young to be strong, intelligent and, above all, righteous men and women.”</text:span></text:p><text:p text:style-name="P46"><text:span text:style-name="CharStyle6">Luther and Melanchthon, Two Witnesses, Agree.</text:span></text:p><text:p text:style-name="P90"><text:span text:style-name="CharStyle14">Luther in founding the Protestant<text:tab/><text:s text:c="1"/>school<text:tab/>and iibrary was</text:span></text:p><text:p text:style-name="P120"><text:span text:style-name="CharStyle14">more </text:span><text:span text:style-name="CharStyle23">than </text:span><text:span text:style-name="CharStyle14">a humanist and a realist; he was a Christian. In his writings he had in mind a comprehensive system of education; (1) the primary schools (2) the secondary schools and (3) the universities. "In schools of all kinds," he says, “the chief and most common lesson should be in the Scriptures."</text:span></text:p></draw:text-box></draw:frame></text:p>
      </text:section>
      <text:section text:style-name="Sect2" text:name="Section2">
        <text:p text:style-name="P203"><draw:frame draw:style-name="fr6" svg:x="2.716cm" svg:y="2.177cm" svg:width="9.562cm" svg:height="0.332cm" text:anchor-type="paragraph"><draw:text-box><text:p text:style-name="P103"><text:span text:style-name="CharStyle25">6<text:tab/>LUTHER<text:tab/>ON CHRISTIAN EDUCATION,</text:span></text:p></draw:text-box></draw:frame><draw:frame draw:style-name="fr7" svg:x="2.773cm" svg:y="2.836cm" svg:width="9.472cm" svg:height="15.879cm" text:anchor-type="paragraph"><draw:text-box><text:p text:style-name="P88"><text:span text:style-name="CharStyle6">Melanchthon, the preceptor of Germany, who called Luther “a miracle among men,” substantially agreed with Luther’s educa­tional views. Of primary pupils, he says: “They shall first learn to read the primer, in which are found the alphabet, the Lord’s Prayer, the Creed and other Prayers.” OF second grade pupils he says, “The teacher shall hear the whole grade, one after an­other, repeat the Lord’s Prayer, the Creed and the Ten Command­ments. Afterwards he shall explain these in a simple and proper manner, whereby the children may thoroughly understand the fear of God, faith and good works, which are necessary to an upright life. He shall require them to learn a few easy Psalms in which are contained the principles of a holy life.” These principles dominate nearly all the Protestant schools of the continent of Europe today.</text:span></text:p><text:p text:style-name="P85"><text:span text:style-name="CharStyle6">Books like “The History of Education,” by Prof. Painter, give Luther and Melanchthon their true place in the education of the world and show that they, like most great educators, carefully guarded against the evil of our day, that of overburdening the child with too many studies. In our modern Bible teaching, has not one difficulty been that the instruction has been too general and covered too much ground without any unity and system? A good textbook is needed in any school to teach religion as well as mathematics or any other study. Think of the confusion in teaching the various branches of secular education by distributing weekly leaflets on his­tory, mathematics and the sciences.</text:span></text:p><text:p text:style-name="P123"><text:span text:style-name="CharStyle6">In the “American Educational Review” of September, 1907, one writes: “The United States can receive an object lesson from Em­peror William of Germany. There the government has passed a law affirming emphatically the necessity of dogmatic religious in­struction in the schools supported by the state. Every teacher is required to have a thorough knowledge of his religion, the tenets of which he is to teach in the school attended by the church of that denomination.” The school textbook on the Christian religion in official and continuous use in Germany and among 60,000,000 Protestants on the continent of Europe for 400 years, with an ever­growing popularity, is worthy of examination from a pedagogical viewpoint by the Christian teachers of America.</text:span></text:p><text:p text:style-name="P40"><text:span text:style-name="CharStyle6">HISTORY OF THE CATECHISMS.</text:span></text:p><text:p text:style-name="P81"><text:span text:style-name="CharStyle6">The first step in the production of Luther’s Catechisms was taken by the state. John, the Elector of Saxony, gave the occasion. While at Torgau he issued on Trinity Sunday, 1527, the order for a tour of inspection to be made among the churches of his land. Luther was appointed for the task, to be assisted by Justus Jonas and Bugenhagen. He entered upon his duties the same year and continued through the year following. The instructions required an inspection of the doctrine of the teachers and the taught, as well as their daily walk and life. The Elector desired also to learn whether the people were really grateful for the Gospel light risen in their midst. The condition of the country as Luther found it was far worse than he had expected. Among the people, pastors and teachers, he discovered the greatest blindness and ig­norance concerning faith and the plan of salvation, as he testifies in the preface to his Small Catechism.</text:span></text:p><text:p text:style-name="P121"><text:span text:style-name="CharStyle6">In 1529 he wrote to George Spalatin: “The Church everywhere presents a very sad picture. The peasants know nothing and learn nothing; they never pray, and they simply abuse their liberty</text:span></text:p></draw:text-box></draw:frame></text:p>
      </text:section>
      <text:section text:style-name="Sect3" text:name="Section3">
        <text:p text:style-name="P204"><draw:frame draw:style-name="fr8" svg:x="2.478cm" svg:y="1.836cm" svg:width="9.627cm" svg:height="0.360cm" text:anchor-type="paragraph"><draw:text-box><text:p text:style-name="P59"><text:span text:style-name="CharStyle25">LUTHER’S SMALL CATECHISM.<text:tab/>7</text:span></text:p></draw:text-box></draw:frame><draw:frame draw:style-name="fr9" svg:x="2.519cm" svg:y="2.461cm" svg:width="9.546cm" svg:height="15.896cm" text:anchor-type="paragraph"><draw:text-box><text:p text:style-name="P154"><text:span text:style-name="CharStyle6">by wholly neglecting confession and the Lord’s Supper. They act as if they had no religious obligations. They have cast off the Papal religion and disgraced ours. The sight of the mismanage­ment by Papal bishops is something awful."</text:span></text:p><text:p text:style-name="P156"><text:span text:style-name="CharStyle6">This spiritual wretchedness touched Luther’s heart, and he felt it a duty to do his utmost to bring eternal salvation to these poor souls. To this end he wrote his two Catechisms. His first in­tention, it seems, was to write only one Catechism, for the chil­dren and the uninformed. But it naturally grew in his hands, until his practical</text:span></text:p><text:p text:style-name="P145"><text:span text:style-name="CharStyle6"><text:s text:c="1"/>wisdom suggested the issuing of it in a condensed form. The Large Catechism, under the title of "German Cate­chism” appeared first in April, 1529, and the Small Catechism in July or </text:span><text:span text:style-name="CharStyle26">August </text:span><text:span text:style-name="CharStyle6">of the same year. The second is a condensation and not an expansion of the first.</text:span></text:p><text:p text:style-name="P151"><text:span text:style-name="CharStyle6">The First Printed Catechism.</text:span></text:p><text:p text:style-name="P176"><text:span text:style-name="CharStyle6">The first or oldest edition of the Small Catechism is unknown. No doubt every copy went to pieces from use in the schools. The</text:span></text:p><text:p text:style-name="P170"><text:span text:style-name="CharStyle6">oldest edition extant bears the title:<text:tab/>“Enchiridion. The Small</text:span></text:p><text:p text:style-name="P74"><text:span text:style-name="CharStyle6">Catechism for the Ordinary Pastor and Preacher, Enlarged and Improved by Martin Luther. Wittenberg.” </text:span><text:span text:style-name="CharStyle27">At </text:span><text:span text:style-name="CharStyle6">the end were the words, “Printed at Wittenberg by Nickel Schirlentz, 1529. 15 half forms, 16mo.” Before each commandment, each article of the Creed and each petition of the Lord’s Prayer a full page wood cut appears. After the title, which has a border, follows immediate­ly the ordinary preface. Before each of the three chief parts is a special title in a border. The Appendix consisted of “Morning and Evening Prayers,” “Prayers at Meals” and “The Table of Duties,” “The Form for Marriage” (Traubuechlein), “The Form for Bap­tism” (Taufbuechlein), “How the People Should be Taught to Con­fess," and the German Litany, with which are notes for </text:span><text:span text:style-name="CharStyle27">singing, </text:span><text:span text:style-name="CharStyle6">the appendix ending with some prayers. All these parts of this appendix are from Luther. The fourth and fifth parts on Baptism and the Lord’s Supper are wanting in the first editions.</text:span></text:p><text:p text:style-name="P173"><text:span text:style-name="CharStyle6">So at first the Small Catechism had only three chief parts, the Commandments, Creed and Lord’s Prayer. These were in use among the Papists during the middle ages and before the Reforma­tion, and yet that great darkness and blindness existed appears not only from the catechetical writings and the deliberations of the church conventions of those days, but also from the testimony of Luther himself in the short preface to his Large Catechism and the preface to his “Short Form for Meditation on the Commandments, Creed</text:span></text:p><text:p text:style-name="P161"><text:span text:style-name="CharStyle6"><text:s text:c="1"/>and Lord’s Prayer.”</text:span></text:p><text:p text:style-name="P167"><text:span text:style-name="CharStyle6">These three parts, which were in the hands of the people, Luther took as the foundation of his work, and presented them, explained in a different form, adding two additional parts, on Baptism and the Lord’s Supper. Thus developed the Small Catechism as we have it today. Just before the part on the Lord’s Supper, Luther inserted “How to Teach People to Confess Their Sins,” but he never considered it as a sixth part, nor did he ever consider “The Office of the Keys” a part of either Catechism. “The Office of the Keys” appeared first in “Nuremberg Sermons for Children,” in 1533, which became an appendix to the Brandenburg Agenda. Brenz, considered its author, printed it, in 1535, in his Catechism.</text:span></text:p><text:p text:style-name="P159"><text:span text:style-name="CharStyle6">The First and Best School Text-Book On the Protestant Religion.</text:span></text:p><text:p text:style-name="P165"><text:span text:style-name="CharStyle6">It is a significant fact, worthy of careful thought at the present</text:span></text:p></draw:text-box></draw:frame></text:p>
      </text:section>
      <text:section text:style-name="Sect4" text:name="Section4">
        <text:p text:style-name="P205"><draw:frame draw:style-name="fr10" svg:x="2.729cm" svg:y="2.279cm" svg:width="9.571cm" svg:height="0.335cm" text:anchor-type="paragraph"><draw:text-box><text:p text:style-name="P143"><text:span text:style-name="CharStyle25">8<text:tab/>LUTHER ON CHRISTIAN EDUCATION.</text:span></text:p></draw:text-box></draw:frame><draw:frame draw:style-name="fr11" svg:x="2.769cm" svg:y="2.877cm" svg:width="9.479cm" svg:height="15.838cm" text:anchor-type="paragraph"><draw:text-box><text:p text:style-name="P60"><text:span text:style-name="CharStyle6">time and here in America, that the oldest school text-book on the Christian religion is the one most universally used in Protestant schools of the world today. has held its place for about 400 years and is used by 75,000,000 people at the present time, and its influence is growing. The reason for this popularity is its sim­plicity and the well balanced Christianity it represents. It first teaches God’s Commandments, thus calling people to a knowledge of their sins and to repentance. Then it teaches the Gospel, the knowledge of their Saviour, and calls to faith in him. The third part calls them to prayer, the perpetual exercise of faith. Then follow the two sacraments: Baptism, by which the Christian life is imparted to us; and the Lord’s Supper, by which it is nourished.</text:span></text:p><text:p text:style-name="P57"><text:span text:style-name="CharStyle6">In different countries and at different times, as is the case in different periods of the lives of individuals, one or two or three of these five parts have been overemphasized and the others ne­glected. Some study and advocate the Ten Commandments to the neglect of the other parts, and their religion becomes legalistic; others emphasize only faith, and they become overevangelical; others prayer, and become too subjective and neglect the objective Word; some are very particular about observing Baptism and ne­glect the Lord’s Supper, while others claim to understand the meaning of the Holy Supper, but do not fully appreciate the mean­ing of the covenant of Baptism.</text:span></text:p><text:p text:style-name="P147"><text:span text:style-name="CharStyle6">The psychological basis of Luther’s catechisms and his writ­ings on Christian education is “fear, love and trust.”</text:span></text:p><text:p text:style-name="P135"><text:span text:style-name="CharStyle6">What our country and the world need today is a well balanced, intelligent and Biblical Christianity, a Christianity with an equi­librium and an adequate ballast for the stormy voyage of life. Where should the foundations of such a Christianity be laid? In the school. But no education that neglects to teach any one of these five parts of a grand whole will ever impart it. Whatever tendency the discussion of the Christian education problem may take in America, all these five parts should be required and developed. Each and all pertain to our people in general, as they did to the Jewish or Christian people generally, and not merely to each in­dividual. This is one of the beautiful and strong characteristics of this text-book. Its contents are divine. God is the author of the words of the Ten Commandments, the Apostles’ Creed, the Lord’s Prayer, Holy Baptism and the Lord’s Supper. Luther wrote none of them, neither did the Pope, nor Calvin nor Wesley. Our contention is that we should hold with a death-grip to the scriptural words of these the five greatest things taught us in the Old and New Testaments, and should develop our Christian character and life on no other foundation, availing ourselves of the help of all the best literature on these five themes written since the days of the apostles.</text:span></text:p><text:p text:style-name="P54"><text:span text:style-name="CharStyle6">After examining the growing literature on the subject of Christian education, one feels its occasion, importance and blessing to be unquestioned, and all recognize there is no lack of material to teach. The two questions seem to be: first, as to standards, how to so systematize the material that the child may learn what is most beneficial; and secondly, as to methods, how to impart it. If the first work were satisfactorily done, the second would be easy. To do the first it is necessary to give the people the true idea of a Catechism, the text-book for teaching the child religion. The text and all the thoughts of this Christian Catechism are drawn from God’s Word; and are not the thoughts of the leader of a</text:span></text:p></draw:text-box></draw:frame></text:p>
      </text:section>
      <text:section text:style-name="Sect5" text:name="Section5">
        <text:p text:style-name="P206"><draw:frame draw:style-name="fr12" svg:x="2.466cm" svg:y="2.304cm" svg:width="9.652cm" svg:height="0.335cm" text:anchor-type="paragraph"><draw:text-box><text:p text:style-name="P150"><text:span text:style-name="CharStyle29">LUTHER’S SMALL CATECHISM.<text:tab/>9</text:span></text:p></draw:text-box></draw:frame><draw:frame draw:style-name="fr13" svg:x="2.506cm" svg:y="2.969cm" svg:width="9.571cm" svg:height="15.827cm" text:anchor-type="paragraph"><draw:text-box><text:p text:style-name="P98"><text:span text:style-name="CharStyle14">religious denomination. It is not a good sign when people of Protestant lands, who owe more to the Catechism than to any other book except the Bible, neglect it.</text:span></text:p><text:p text:style-name="P95"><text:span text:style-name="CharStyle14">SUPERIOR CHARACTER OF THE FIRST CATECHISM.</text:span></text:p><text:p text:style-name="P134"><text:span text:style-name="CharStyle14">As to contents, style and arrangement, Luther’s Small Cate­chism, written before the various Protestant denominations arose, must be regarded as a model. Its plan includes all that the true nature and aim of a Catechism require. It contains all the facts and doctrines of faith one must know to believe in Christ and be saved. Only subjects and matter pertaining to the fundamentals of faith were chosen. The selection was made with a view not only to faith, but also to practice, since true faith must be active through love and the one cannot be separated from the other. This Luther clearly and thoroughly set forth in his explanations. Both teachings are necessary to a useful and edifying Catechism. It serves the children and unlearned people by giving their teach­ers a plan for imparting instruction in the clearest way. To sim­plicity Luther added thoroughness, and founded all his catechet­ical teachings upon the Scriptures as their sure and unmovable foundation. Knowing that as they were the only rule of faith and life, so were they the one fountain whence issued all that the Cate­chism contained. Nothing was considered true unless it agreed with Scripture.</text:span></text:p><text:p text:style-name="P52"><text:span text:style-name="CharStyle14">The arrangement is fine. The five parts are knit together as the nature of the work requires; the general aim and object of the Catechism being plainly to teach the plan of salvation. Luther starts with the viewpoint of man’s state before the fall. Had man fulfilled the law and not committed a single sin, he would then have been saved. At this point the first part of the Catechism begins— the Ten Commandments. If we do not fulfil the Law we must expect destruction. Failing therein we have to acknowledge our great guilt, come to the foot of the cross, to Christ, and accept his fulfillment of the Law as our refuge. After the fall God instituted a covenant of grace with man, and in harmony with his wisdom, righteousness and mercy was pleased to ordain a new plan of sal­vation, whereby everyone who truly believed in Jesus and perse­vered in that faith to the end would secure the righteousness avail­ing before God and be saved. Hence the second part, the Creed presenting the articles of faith, wherein is included the doctrine of true saving faith. Such faith is, however, no human work, but a work of grace, a favor and gift of God, for which we must pray and entreat; hence the third part, prayer. But God does not directly and without visible means kindle, strengthen and preserve faith; he operates through the means of grace, such as the Sacraments. Therefore Luther added the fourth and fifth parts, Baptism and the Lord’s Supper.</text:span></text:p><text:p text:style-name="P93"><text:span text:style-name="CharStyle14">The prefaces Luther wrote to both Catechisms cannot be read without interest and profit. We see in them how highly he valued his Catechisms, a hint we may make use of in cur times. Baier, Schilter, Brochmand, Schamel and others have in their catechetical writings referred to the admirable order of the parts of our Cate­chisms, an arrangement following the method of Christ, John the Baptist and the Apostles in respect to beginning with repentance and following with faith.</text:span></text:p><text:p text:style-name="P133"><text:span text:style-name="CharStyle14">Ever since the Reformation, wherever the Small Catechism has been known, it has received the highest commendation alike from</text:span></text:p></draw:text-box></draw:frame></text:p>
      </text:section>
      <text:section text:style-name="Sect6" text:name="Section6">
        <text:p text:style-name="P207"><draw:frame draw:style-name="fr14" svg:x="2.547cm" svg:y="2.097cm" svg:width="9.924cm" svg:height="0.360cm" text:anchor-type="paragraph"><draw:text-box><text:p text:style-name="P50"><text:span text:style-name="CharStyle29">10<text:tab/>LUTHER ON CHRISTIAN EDUCATION.</text:span></text:p></draw:text-box></draw:frame><draw:frame draw:style-name="fr15" svg:x="2.589cm" svg:y="2.708cm" svg:width="9.839cm" svg:height="16.508cm" text:anchor-type="paragraph"><draw:text-box><text:p text:style-name="P142"><text:span text:style-name="CharStyle14">teachers and pastors as an unrivaled pedagogical document. Some objections to it have, of course, been raised, but they have been promptly refuted, with the result that the Catechism has been more highly appreciated than before.</text:span></text:p><text:p text:style-name="P34"><text:span text:style-name="CharStyle14">As has been mentioned, the Catechism is truly a glorious book, and it has always been held in the greatest esteem. As soon as published it was introduced into the churches and schools. It seems Melanchthon was careful for this, for in the Apology to the Augsburg Confession, he writes: “Among the rules observed by pastors and servants of the church is that of teaching the children publicly and at home in God’s Word. The Catechism is no child’s play, like carrying flags and candles, but a very profitable instruc­tion.” In 1580 Elector August of Saxony ordered that no Cate­chism should be used in the churches and schools except that which Luther printed, and that every Sunday it be read in the village churches before the Gospel lesson—the whole Catechism, except the explanation.</text:span></text:p><text:p text:style-name="P72"><text:span text:style-name="CharStyle14"><text:s text:c="1"/>That it was very popular is proved by its many editions. Mathe- sius, in his “Six Sermons on the Life of Luther,” writes: “God be praised, over a hundred thousand copies have been printed in our generation, and in all languages, and large quantities have found their way to foreign lands.” Wherever the Augsburg Confession was accepted by the parents, this book was taught to their chil­dren. At the present time, two or three million children study it every year, and about a million new copies are printed, sold and studied annually. No book except the Bible has had a larger and steadier growth in circulation throughout the world.</text:span></text:p><text:p text:style-name="P109"><text:span text:style-name="CharStyle14">TRANSLATED INTO MANY LANGUAGES.</text:span></text:p><text:p text:style-name="P33"><text:span text:style-name="CharStyle14">Both Catechisms were first written in the German language. Translations of the Small Catechism at once followed:<text:tab/>(1) In</text:span></text:p><text:p text:style-name="P70"><text:span text:style-name="CharStyle14">Latin, by John Lonicer, at Marburg, the same year the German edition appeared. (2) In Greek, by different ones. Besides that by Joachim Camerarius, one by M. Neander, at Basel, in 1564. Among others, one at Leipzig, in 1577. It was also issued in Greek verse.</text:span></text:p><text:list text:style-name="L4"><text:list-item><text:p text:style-name="P107"><text:span text:style-name="CharStyle14"><text:tab/>In Hebrew, by John Clajus, of Nordhausen, who printed the Catechism in four languages—German, Latin, Greek and Hebrew. In 1599 Conrad Neander revised the translation and printed it at Wittenberg. (4) In Arabian, by Dr. Callenburg, at Halle, in 1729. (5) In the Wend language, by Primus Truber. (6) In the Malabar language, in southern East India, by Ziegenbalg, who translated it in 1707 and printed it in 1713. Schultze, another Danish-Halle missionary at Tranquebar, translated it into the language of the Brahman priests. Besides these translations, this wonderful book has been printed in Danish, Swedish, Norwegian, French, Italian, Spanish, Magyarian, Bohemian, Slovakian, Polish, Russian, Icelan­dic, Lapp, American Indian, and English. Next to the Bible it is the best text-book for heathen mission work. It has been trans­lated into 70 languages and dialects for missionary purposes, viz.: Asiatic, 35; African, 24; Australian, 8; and American, 3.</text:span></text:p></text:list-item></text:list><text:p text:style-name="P29"><text:span text:style-name="CharStyle14">The influence of this little book appears also in the vast cate­chetical literature it has called forth in many languages. It was the instigation and the basis of many other Protestant catechisms, and even of the Catholic Catechism at the Council of Trent. Me­lanchthon, in the Apology to the Augsburg Confession, says there was not a trace of catechetical instruction among the Catholics, though their church laws prescribed it. The Catholics can thank</text:span></text:p></draw:text-box></draw:frame></text:p>
      </text:section>
      <text:section text:style-name="Sect7" text:name="Section7">
        <text:p text:style-name="P208"><draw:frame draw:style-name="fr16" svg:x="2.334cm" svg:y="2.148cm" svg:width="9.915cm" svg:height="0.353cm" text:anchor-type="paragraph"><draw:text-box><text:p text:style-name="P62"><text:span text:style-name="CharStyle29">LUTHER'S SMALL CATECHISM,<text:tab/>II</text:span></text:p></draw:text-box></draw:frame><draw:frame draw:style-name="fr17" svg:x="2.376cm" svg:y="2.766cm" svg:width="9.830cm" svg:height="16.570cm" text:anchor-type="paragraph"><draw:text-box><text:p text:style-name="P39"><text:span text:style-name="CharStyle6">Luther for their catechism as well as for their confession. God blessed this little book to friend and foe. It displaced the legends and Bridget prayers.</text:span></text:p><text:p text:style-name="P155"><text:span text:style-name="CharStyle6">THE TESTIMONY OF SCHOLARS PRAISES IT.</text:span></text:p><text:p text:style-name="P77"><text:span text:style-name="CharStyle6">The words spoken by great men in its praise testify to its value. Mathesius writes: “If Dr. Luther had done nothing more in his</text:span></text:p><text:list text:style-name="L6"><text:list-item><text:p text:style-name="P116"><text:span text:style-name="CharStyle6">ife than introduce for practical use the Catechism into the homes, schools and pulpits, the world could never thank him enough nor pay him for his services.”</text:span></text:p></text:list-item></text:list><text:p text:style-name="P157"><text:span text:style-name="CharStyle6">John Wigand writes:<text:tab/>“Luther’s<text:tab/>Small Catechism possesses all</text:span></text:p><text:p text:style-name="P146"><text:span text:style-name="CharStyle6">the commendable and beautiful features of a book for introductory or elementary Christian instruction:<text:tab/>An<text:tab/>experienced and distin­</text:span></text:p><text:p text:style-name="P113"><text:span text:style-name="CharStyle6">guished author; exalted and divine themes; the pure truth; clear­ness of expression; brevity, unity and harmony of arrangement in all its parts; the best results and a great mission; and finally the approval of all intelligent people.”</text:span></text:p><text:p text:style-name="P152"><text:span text:style-name="CharStyle6">Conrad Porta writes: “This Catechism, small and unpretentious as it appears, presents in wonderful brevity the whole plan of our salvation more clearly than many large volumes full of confusing questions and of discordant and Godless matter; and it presents that plan in such perfection that the gates of hell and all enemies and heretics united cannot prevail against it.”</text:span></text:p><text:p text:style-name="P174"><text:span text:style-name="CharStyle6">Seckendorf writes, in his celebrated “History of Lutheranism,” Vol. 2, p. 145: “Luther’s Small Catechism is unequaled in purity of doctrine and spirit, as readers who do not obstinately oppose the truth may themselves see and be convinced. Especially does his explanation of the Apostles’ Creed surpass all previous efforts. Then the short but most powerful exposition of the Lord’s Prayer is evidence enough to quiet the slander declaring that Luther wished to impose upon the Church only faith- a</text:span><text:span text:style-name="T22"><text:s text:c="1"/></text:span><text:span text:style-name="CharStyle6">dead faith merely confessed in word and without power to sanctify the life; or that, according to his teaching, the bare knowledge that Christ’s merits are imputed to us is sufficient for salvation.”</text:span></text:p><text:p text:style-name="P171"><text:span text:style-name="CharStyle6">“As one makes a fragrant bouquet from little flowers, so is the Catechism a bouquet composed of precious, fragrant<text:tab/>flowers of <text:tab/>life</text:span></text:p><text:p text:style-name="P178"><text:span text:style-name="CharStyle6">from the pleasure garden of God’s Word. And as we make an expensive and powerful medicine from various kinds of plants, so is the<text:tab/>precious<text:tab/>and<text:tab/>potent remedy for the souls of</text:span></text:p><text:p text:style-name="P172"><text:span text:style-name="CharStyle6">both children and adults.”—John Arndt.</text:span></text:p><text:p text:style-name="P180"><text:span text:style-name="CharStyle6">Another says: “The Catechism was not written by Luther, but by the Holy Spirit. I will glory in the Catechism as Luther did in the Psalter. It seems to me the Holy spirit took upon himself the task of composing a small Bible, that those who could not read the whole Bible might have nearly all its substance here in a small book.”</text:span></text:p><text:p text:style-name="P162"><text:span text:style-name="CharStyle6">“Luther’s Catechism is a small book costing only about six cents, but six thousand worlds could not buy it if it were estimated at its real value.”—Justus Jonas.</text:span></text:p><text:p text:style-name="P168"><text:span text:style-name="CharStyle6">Friedrich, Duke of Silesia, requested to be buried with the Catechism in his hand. Joachim, Prince of Anhalt, wrote with his own hand in his copy: “Next to the Bible this is my best book.” Sabine, Elector of Brandenburg, said: “Luther will indeed remain Luther, and no one will soon equal him. My children shall learn his Catechism. When they have understood it aright, they have learned enough.”</text:span></text:p><text:p text:style-name="P158"><text:span text:style-name="CharStyle6">LUTHER’S WORDS ON THE CATECHISM.</text:span></text:p><text:p text:style-name="P164"><text:span text:style-name="CharStyle6">The Catechism must<text:tab/><text:s text:c="1"/>govern<text:tab/><text:s text:c="1"/>the<text:tab/>Church and remain the ruling</text:span></text:p></draw:text-box></draw:frame></text:p>
      </text:section>
      <text:section text:style-name="Sect8" text:name="Section8">
        <text:p text:style-name="P209"><draw:frame draw:style-name="fr18" svg:x="2.586cm" svg:y="2.131cm" svg:width="9.855cm" svg:height="0.344cm" text:anchor-type="paragraph"><draw:text-box><text:p text:style-name="P71"><text:span text:style-name="CharStyle29">12<text:tab/>LUTHER<text:tab/>ON<text:tab/>CHRISTIAN EDUCATION.</text:span></text:p></draw:text-box></draw:frame><draw:frame draw:style-name="fr19" svg:x="2.619cm" svg:y="2.750cm" svg:width="9.779cm" svg:height="16.413cm" text:anchor-type="paragraph"><draw:text-box><text:p text:style-name="P47"><text:span text:style-name="CharStyle14">authority; that is, the Ten Commandments, the Creed, the Lord’s Prayer and the Sacraments of Baptism and the Lord’s Supper. Although many oppose it, yet it shall stand firm and hold the first place through him of whom it is written, “Thou art a priest for­ever,” and who will also have priests, despite the devil and all his instruments on earth.</text:span></text:p><text:p text:style-name="P140"><text:span text:style-name="CharStyle14">Sermons very little edify children and they learn little from them. It is more necessary for them to be instructed in schools and examined at home concerning what they have learned. The latter method is of great profit to them. It is very wearisome, but very necessary. The Papists avoid such pains, their children be­ing neglected and forsaken.</text:span></text:p><text:p text:style-name="P104"><text:span text:style-name="CharStyle14">In the Catechism we have a very true, direct and short way to the whole Christian religion. God himself gave the Ten Com­mandments; Christ dictated and taught the very words of the Lord’s Prayer, and I believe the words of the Apostles* Creed to be inspired by the Holy Spirit. No one but the Holy Spirit could have enumerated things so sublime, in terms so definite, expressive and powerful No human being may have achieved it; no, not all the humanity of ten thousand worlds. This Creed, then, should receive our constant and most serious attention. For myself I can­not too intensely admire or venerate it.</text:span></text:p><text:p text:style-name="P27"><text:span text:style-name="CharStyle14">The Catechism is the best and most complete doctrine on record, and therefore should continually be preached. All public sermons should be based upon it. I would that we preached it daily, and distinctly read it out of the book. But our preachers and hearers have it at their tongues’ end. They have swallowed it all. They are ashamed of this trivial and simple doctrine, as they hold it to be, and desire to be accounted more learned. The parishioners say: “Our preachers fiddle always one tune; they preach nothing but the Ten Commandments, the Creed, the Lord’s Prayer, Bap­tism and the Lord’s Supper, all of which we know well enough now.” But the Catechism, I insist, is the true layman’s Bible. It contains the sum of Christian doctrine necessary for every Chris­tian to know in order to be saved.</text:span></text:p><text:p text:style-name="P66"><text:span text:style-name="CharStyle14">First, there are the Ten Commandments of God, the doctrine of all doctrines, whereby we know God’s will—what he requires of us and what we lack.</text:span></text:p><text:p text:style-name="P102"><text:span text:style-name="CharStyle14">Secondly, there is the confession of faith in God and in our Lord Jesus Christ, of all histories the most sublime, wherein are delivered to us the wonderful works of the Divine Majesty from the beginning to eternity; how we and all creatures are created by God; how we are delivered by the Son of God through his human­ity, his passion, death and resurrection; and also how we are re­newed and assembled as the one people of God, and have remission of sins and everlasting life.</text:span></text:p><text:p text:style-name="P25"><text:span text:style-name="CharStyle14">Thirdly, there is the Lord’s Prayer, the prayer above all prayers, the prayer taught us by the divine Master, comprehending all spir­itual and temporal blessings and affording the strongest comfort in every trial, temptation and trouble, even in the hour of death.</text:span></text:p><text:p text:style-name="P65"><text:span text:style-name="CharStyle14">Fourthly, there are the blessed Sacraments, the chief of cere­monies, which God himself instituted and ordained, therein assur­ing us of his grace.</text:span></text:p><text:p text:style-name="P101"><text:span text:style-name="CharStyle14">We should esteem and love the Catechism, for it is the ancient, pure, divine doctrine of the Christian Church. Whatever conflicts with it is new and false doctrine, however glorious its aspect, and we must beware how we treat it. In all my youth I never heard</text:span></text:p></draw:text-box></draw:frame></text:p>
      </text:section>
      <text:section text:style-name="Sect9" text:name="Section9">
        <text:p text:style-name="P210"><draw:frame draw:style-name="fr20" svg:x="2.376cm" svg:y="2.300cm" svg:width="9.839cm" svg:height="0.344cm" text:anchor-type="paragraph"><draw:text-box><text:p text:style-name="P138"><text:span text:style-name="CharStyle25">LUTHER’S SMALL CATECHISM.<text:tab/>13</text:span></text:p></draw:text-box></draw:frame><draw:frame draw:style-name="fr21" svg:x="2.418cm" svg:y="2.977cm" svg:width="9.745cm" svg:height="16.358cm" text:anchor-type="paragraph"><draw:text-box><text:p text:style-name="P126"><text:span text:style-name="CharStyle6">any preaching of the Ten Commandments or of the Lord’s Prayer.</text:span></text:p><text:p text:style-name="P124"><text:span text:style-name="CharStyle6">Further heresies will darken this light, but now we have the Catechism, God be praised, purer in the pulpits than has been for the last thousand years. From all the<text:tab/>books of<text:tab/>the<text:tab/>fathers<text:tab/>could</text:span></text:p><text:p text:style-name="P41"><text:span text:style-name="CharStyle6">not be collected so much by God’s<text:tab/>grace, is<text:tab/>now<text:tab/>taught<text:tab/>out<text:tab/>of</text:span></text:p><text:p text:style-name="P100"><text:span text:style-name="CharStyle6">the little Catechism.</text:span></text:p><text:p text:style-name="P137"><text:span text:style-name="CharStyle6">CONTENTS OF THIS VOLUME.</text:span></text:p><text:p text:style-name="P63"><text:span text:style-name="CharStyle6">Plan of Salvation Explained by Luther.</text:span></text:p><text:p text:style-name="P153"><text:span text:style-name="CharStyle6">Including a System of Christian Education and Christian Reading. A key to the study of Luther’s writings and of the Bible, containing the following eight books or distinct documents of Luther, un­abridged and newly translated from the classic educational writings of the hero of the Reformation. With the text of the American Revised Bible.</text:span></text:p><text:list text:style-name="L8"><text:list-item><text:p text:style-name="P175"><text:span text:style-name="CharStyle6"><text:tab/>Luther’s Small Catechism.</text:span></text:p></text:list-item><text:list-item><text:h text:outline-level="4" text:style-name="P177">2.<text:bookmark-start text:name="bookmark4"/><text:span text:style-name="CharStyle32"><text:tab/>Luther’s Large Catechism.</text:span><text:bookmark-end text:name="bookmark4"/></text:h></text:list-item><text:list-item><text:p text:style-name="P179"><text:span text:style-name="CharStyle6"><text:tab/>Luther’s Explanation of God’s Ten Commandments.</text:span></text:p></text:list-item><text:list-item><text:p text:style-name="P181"><text:span text:style-name="CharStyle6"><text:tab/>Luther’s Explanation of the Apostles’ Creed.</text:span></text:p></text:list-item><text:list-item><text:p text:style-name="P163"><text:span text:style-name="CharStyle6"><text:tab/>Luther’s Explanation of the Lord’s Prayer.</text:span></text:p></text:list-item><text:list-item><text:p text:style-name="P169"><text:span text:style-name="CharStyle6"><text:tab/>Luther’s Explanation of Holy Baptism.</text:span></text:p></text:list-item><text:list-item><text:p text:style-name="P160"><text:span text:style-name="CharStyle6"><text:tab/>Luther’s Explanation of Confession.</text:span></text:p></text:list-item><text:list-item><text:p text:style-name="P166"><text:span text:style-name="CharStyle6"><text:tab/>Luther’s Explanation of the Lord’s Supper.</text:span></text:p></text:list-item></text:list><text:p text:style-name="P32"><text:span text:style-name="CharStyle6">Under each commandment and petition of the Lord’s Prayer are references for readings in Luther’s writings and the Bible, which make the volume a key to Luther and to the Bible. This volume is more than a devotional book for home reading. It is a popular Text Book on the Christian Religion under seven grades, for Parochial Schools, Academies, Colleges, Sunday School Classes, Prayer Meetings and Young People’s Meetings.</text:span></text:p><text:p text:style-name="P69"><text:span text:style-name="CharStyle6">A NEW OUTLINE OF CHRISTIAN PEDAGOGY AND READING, BASED ON THE CHRISTIAN TEACH­ING OF OUR CHILDHOOD.</text:span></text:p><text:p text:style-name="P106"><text:span text:style-name="CharStyle6">Opening this volume at any place the reader will meet with </text:span><text:span text:style-name="CharStyle33">very </text:span><text:span text:style-name="CharStyle6">familiar truths. But do not, therefore, lay the book aside. This familiar scriptural knowledge is what will make it to you “a life companion,” for instruction and devotion, for reference and for systematizing the Christian knowledge and experience you will gain through life, from parent, teacher, preacher and the disciples of Christ, when mother is teacher, and father preacher, when the teacher is preacher, and the preacher a teacher. The teacher and the taught should make constant progress, step by step, from one grade to another. To guard against confusion or the lack of system in the important life work of developing Christian character, the following grades of instruction are offered for consideration, suggestion and adoption. Remember the Catechism is not Luther’s teaching, BUT GOD’S.</text:span></text:p><text:p text:style-name="P68"><text:span text:style-name="CharStyle6">First Grade. The words of Scripture in the five parts of Luther’s Small Catechism, with Morning and Evening Prayers and Grace at the Table. Exact language of the text.</text:span></text:p><text:p text:style-name="P26"><text:span text:style-name="CharStyle6">Second Grade. Luther’s explanation of the Scripture in the five parts of the Small Catechism, with several Hymns and the Table of Duties. Exact language of the text.</text:span></text:p></draw:text-box></draw:frame></text:p>
      </text:section>
      <text:section text:style-name="Sect10" text:name="Section10">
        <text:p text:style-name="P211"><draw:frame draw:style-name="fr22" svg:x="2.695cm" svg:y="2.274cm" svg:width="9.627cm" svg:height="0.340cm" text:anchor-type="paragraph"><draw:text-box><text:p text:style-name="P89"><text:span text:style-name="CharStyle25">14<text:tab/>LUTHER<text:tab/>ON<text:tab/>CHRISTIAN<text:tab/>EDUCATION.</text:span></text:p></draw:text-box></draw:frame><draw:frame draw:style-name="fr23" svg:x="2.736cm" svg:y="2.877cm" svg:width="9.546cm" svg:height="15.829cm" text:anchor-type="paragraph"><draw:text-box><text:p text:style-name="P182"><text:span text:style-name="CharStyle6">Third Grade. Any standard explanation of Luther’s Small Catechism, adopted by your congregation, with a good Bible His­tory, Old Testament and Hymns.</text:span></text:p><text:p text:style-name="P87"><text:span text:style-name="CharStyle6">Fourth Grade. Luther’s Large Catechism, with Bible History, New Testament and Hymns.</text:span></text:p><text:p text:style-name="P127"><text:span text:style-name="CharStyle6">Fifth Grade. One of Luther’s best writings on each of the five parts of the Catechism, as those given in this volume.</text:span></text:p><text:p text:style-name="P43"><text:span text:style-name="CharStyle6">Sixth Grade. A study of the Bible passages bearing on each part of the Catechisms, as given in the references under the topics of the Large Catechism in this volume.</text:span></text:p><text:p text:style-name="P86"><text:span text:style-name="CharStyle6">Seventh Grade. A study of Luther’s writings on these thoughts and passages, as given in the references under the topics in the Large Catechism of this volume.</text:span></text:p><text:p text:style-name="P125"><text:span text:style-name="CharStyle6">Supplementary Reading in Church History Luther’s Writings.</text:span></text:p><text:list text:style-name="L10"><text:list-item><text:p text:style-name="P42"><text:span text:style-name="CharStyle6"><text:tab/>Church History. (1) From the Apostles to the Reformation. (2) Reformation History. (3) Reformation to the present time.</text:span></text:p></text:list-item></text:list><text:list text:style-name="L4"><text:list-item><text:p text:style-name="P83"><text:span text:style-name="CharStyle6"><text:tab/>Universal missions.</text:span></text:p></text:list-item></text:list><text:list text:style-name="L10"><text:list-item><text:p text:style-name="P108"><text:span text:style-name="CharStyle6"><text:tab/>Luther’s Writings. (1) Church Postil on the Gospels. (2) Church Postil on the Epistles. (3) Commentary on Galatians and St. Peter’s Epistles. (4) Commentary on the First Twenty-two Psalms. (5) Luther’s best reformatory writings. (6) His best writings opposing false tendencies in Protestantism. (7) Luther’s Commentary on Genesis.</text:span></text:p></text:list-item></text:list><text:p text:style-name="P31"><text:span text:style-name="CharStyle6">READINGS IN LUTHER.</text:span></text:p><text:p text:style-name="P183"><text:span text:style-name="CharStyle6">Luther readers soon acquire a system or plan of reading that makes what otherwise seems to be a task, a real pleasure. The greatest benefit is received when they study the eminent Luther literature from the standpoint of the Catechism and the Bible. The reason many never read anything of Luther’s except the Small Catechism is because nothing is offered the child as a bridge from the Confirmation instruction to the practice of Postil read­ing by its parents. The Large Catechism and the treatise on the five parts offered in this volume aim to be that bridge. Luther’s Catechetical and Postil writings must always take first, place in Lutheran devotional literature. This volume proposes to be the link to unite the two. The cry in the land, “Read Luther,” has brought the response, “What is the best way to read him?” That question this volume attempts to answer. The best explanation of the Small Catechism is the Large Catechism, a treasure of the Church that has been sadly neglected. The plan of giving all the Luther reading references under its various heads offers a Key to Luther’s writings and connects the same with the Confirmation instructions. It is to be preferred to the plan adopted by the Walch edition, of scattering the references through the whole volume of Luther’s catechetical writings.</text:span></text:p><text:p text:style-name="P105"><text:span text:style-name="CharStyle6">In both the Luther and the Bible readings attention was given to the proper connection between the first and the second, as well as the second and third, chief parts of the Catechism, showing the unity of the five parts and the Biblical character of the whole.</text:span></text:p><text:p text:style-name="P28"><text:span text:style-name="CharStyle6">CATECHISM READINGS IN THE BIBLE.</text:span></text:p><text:p text:style-name="P67"><text:span text:style-name="CharStyle6">Bible readings are popular in young people’s religious meetings. They often, however, lack system and are not consciously and harmoniously connected with the Bible knowledge already learned. This is here avoided by holding to the outline of the Catechisms,</text:span></text:p></draw:text-box></draw:frame></text:p>
      </text:section>
      <text:section text:style-name="Sect11" text:name="Section11">
        <text:p text:style-name="P212"><draw:frame draw:style-name="fr24" svg:x="2.515cm" svg:y="2.387cm" svg:width="9.553cm" svg:height="0.342cm" text:anchor-type="paragraph"><draw:text-box><text:p text:style-name="P30"><text:span text:style-name="CharStyle29">LUTHER’S SMALL CATECHISM.<text:tab/>15</text:span></text:p></draw:text-box></draw:frame><draw:frame draw:style-name="fr25" svg:x="2.556cm" svg:y="2.976cm" svg:width="9.472cm" svg:height="14.649cm" text:anchor-type="paragraph"><draw:text-box><text:p text:style-name="P129"><text:span text:style-name="CharStyle14">which in the end will bring better results if connected with the Bible references of the Confirmation class. These should not be forgotten nor ignored.</text:span></text:p><text:p text:style-name="P128"><text:span text:style-name="CharStyle14">Since in the main Luther’s writings are explanatory of Bible texts, if one knows the proof passages on different subjects, he can readily turn to Luther’s complete writings on a given text and kindred subjects. Indexes for references will be issued in Eng­lish in time. It is always important to keep the connection between Luther and the Bible. The Bible readings assist the Luther read­ings, and vice versa. The Luther readings should lead us into a deeper and a more systematic study of the Bible.</text:span></text:p><text:p text:style-name="P185"><text:span text:style-name="CharStyle14">If the reader selects a thought from Luther or the Bible and locates it in this volume, he will find here a key to other thoughts in the same line. This book, as a double key to Luther and the Bible from the classified contents of the Catechism, aims to be a life companion for pastors and teachers, parents and children. The Catechism is all taken from the Bible, and its contents dominated Luther’s life and writings. He lived his Catechism.</text:span></text:p><text:p text:style-name="P187"><text:span text:style-name="CharStyle14">The practice of employing a good reference Bible and reading the context and other references there cited, should be early ac­quired and never abandoned. It is more profitable than reading the complete text without references. Once anchored by the Cate­chism, stay anchored by it.</text:span></text:p><text:p text:style-name="P189"><text:span text:style-name="CharStyle14">The Bible references are selected with care from the standard German, Scandinavian and English explanations of the Small Cate­chism. A little attention has been given to certain practical sub­jects, as missions.</text:span></text:p><text:p text:style-name="P191"><text:span text:style-name="CharStyle14">The number 24 on the back of this volume refers to its number in the “Standard Edition of Luther’s Works in English.” Nearly all the references in the “Luther Readings” will be found in the first 15 volumes of the “Standard Edition of Luther’s Works in English,” now in preparation for the press.</text:span></text:p><text:p text:style-name="P193"><text:span text:style-name="CharStyle14">The text of the American Revised Bible has been followed in this as in the other volumes. It seems unwise and unpractical for German and Scandinavian children to learn the old version and then change to the new, which is growing in favor in Sunday schools and young people’s societies.</text:span></text:p><text:p text:style-name="P195"><text:span text:style-name="CharStyle14">Grateful acknowledgement is hereby cheerfully made to the following co-laborers for their valuable assistance: To Prof. G. H. Schodde, Ph.D., for translating “The Law, Faith and Prayer”; to Prof. A. G. Voigt, D.D., for translating “The Lord’s Prayer Ex­plained,” and to Rev. C. B. Gohdes for translating “The Benefits of the Lord’s Supper,” and for revising copy and reading proof.</text:span></text:p><text:p text:style-name="P197"><text:span text:style-name="CharStyle14">This work is now offered as a humble contribution to the meager Christian pedagogical and catechetical literature in the English language, with the hope that it may in the years to come aid in developing an American system of Christian education, the basis of which will be God’s Ten Commandments, the Faith of the Apostles and the Prayer our Lord taught his disciples.</text:span></text:p><text:p text:style-name="P82"><text:span text:style-name="CharStyle14">J. N. LENKER.</text:span></text:p><text:p text:style-name="P122"><text:span text:style-name="CharStyle14">Minneapolis, Minn., November 28th, 1907.</text:span></text:p></draw:text-box></draw:frame></text:p>
      </text:section>
    </office:text>
  </office:body>
</office:document-content>
</file>

<file path=styles.xml><?xml version="1.0" encoding="utf-8"?>
<office:document-styles xmlns:office="urn:oasis:names:tc:opendocument:xmlns:office:1.0" xmlns:style="urn:oasis:names:tc:opendocument:xmlns:style:1.0" xmlns:svg="urn:oasis:names:tc:opendocument:xmlns:svg-compatible:1.0" xmlns:fo="urn:oasis:names:tc:opendocument:xmlns:xsl-fo-compatible:1.0" xmlns:text="urn:oasis:names:tc:opendocument:xmlns:text:1.0" xmlns:draw="urn:oasis:names:tc:opendocument:xmlns:drawing:1.0">
  <office:font-face-decls>
    <style:font-face style:name="Courier New" svg:font-family="'Courier New'"/>
    <style:font-face style:name="Times New Roman" svg:font-family="'Times New Roman'"/>
  </office:font-face-decls>
  <office:styles>
    <style:style style:family="text" style:name="DefaultFontStyle">
      <style:text-properties fo:language="en" style:language-asian="en" style:language-complex="en" fo:country="US" style:country-asian="US" style:country-complex="US" fo:font-size="12.pt" style:font-size-asian="12.pt" style:font-size-complex="12.pt" style:font-name="Courier New" style:font-name-asian="Courier New" style:font-name-complex="Courier New" style:text-scale="100.%" fo:letter-spacing="0.000cm" fo:color="#000000" style:text-position="0.%"/>
    </style:style>
    <style:style style:family="text" style:name="Hyperlink" style:display-name="Hyperlink" style:parent-style-name="DefaultFontStyle">
      <style:text-properties style:text-underline-style="solid" fo:color="#0066CC"/>
    </style:style>
    <style:style style:family="text" style:name="CharStyle4" style:display-name="CharStyle4" style:parent-style-name="DefaultFontStyle">
      <style:text-properties fo:font-weight="bold" style:font-weight-asian="bold" style:font-weight-complex="bold" fo:font-style="normal" style:font-style-asian="normal" style:font-style-complex="normal" style:text-underline-style="none" style:text-line-through-style="none" fo:font-size="17.5pt" style:font-size-asian="17.5pt" style:font-size-complex="17.5pt" style:font-name="Times New Roman" style:font-name-asian="Times New Roman" style:font-name-complex="Times New Roman" fo:letter-spacing="-0.014cm"/>
    </style:style>
    <style:style style:family="text" style:name="CharStyle6" style:display-name="CharStyle6" style:parent-style-name="DefaultFontStyle">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Times New Roman" style:font-name-asian="Times New Roman" style:font-name-complex="Times New Roman"/>
    </style:style>
    <style:style style:family="text" style:name="CharStyle8" style:display-name="CharStyle8" style:parent-style-name="DefaultFontStyle">
      <style:text-properties fo:font-weight="bold" style:font-weight-asian="bold" style:font-weight-complex="bold" fo:font-style="normal" style:font-style-asian="normal" style:font-style-complex="normal" style:text-underline-style="none" style:text-line-through-style="none" style:font-name="Times New Roman" style:font-name-asian="Times New Roman" style:font-name-complex="Times New Roman" fo:letter-spacing="-0.004cm"/>
    </style:style>
    <style:style style:family="text" style:name="CharStyle9" style:display-name="CharStyle9" style:parent-style-name="CharStyle8">
      <style:text-properties fo:font-weight="normal" style:font-weight-asian="normal" style:font-weight-complex="normal" fo:font-size="12.pt" style:font-size-asian="12.pt" style:font-size-complex="12.pt" style:text-scale="100.%" fo:letter-spacing="-0.018cm" fo:color="#000000" style:text-position="0.%"/>
    </style:style>
    <style:style style:family="text" style:name="CharStyle11" style:display-name="CharStyle11" style:parent-style-name="DefaultFontStyle">
      <style:text-properties fo:font-weight="bold" style:font-weight-asian="bold" style:font-weight-complex="bold" fo:font-style="normal" style:font-style-asian="normal" style:font-style-complex="normal" style:text-underline-style="none" style:text-line-through-style="none" fo:font-size="11.5pt" style:font-size-asian="11.5pt" style:font-size-complex="11.5pt" style:font-name="Times New Roman" style:font-name-asian="Times New Roman" style:font-name-complex="Times New Roman" fo:letter-spacing="0.002cm"/>
    </style:style>
    <style:style style:family="text" style:name="CharStyle12" style:display-name="CharStyle12" style:parent-style-name="CharStyle11">
      <style:text-properties fo:font-weight="normal" style:font-weight-asian="normal" style:font-weight-complex="normal" style:text-scale="100.%" fo:letter-spacing="-0.037cm" fo:color="#000000" style:text-position="0.%"/>
    </style:style>
    <style:style style:family="text" style:name="CharStyle14" style:display-name="CharStyle14" style:parent-style-name="DefaultFontStyle">
      <style:text-properties fo:font-weight="bold" style:font-weight-asian="bold" style:font-weight-complex="bold" fo:font-style="normal" style:font-style-asian="normal" style:font-style-complex="normal" style:text-underline-style="none" style:text-line-through-style="none" fo:font-size="8.pt" style:font-size-asian="8.pt" style:font-size-complex="8.pt" style:font-name="Times New Roman" style:font-name-asian="Times New Roman" style:font-name-complex="Times New Roman" fo:letter-spacing="-0.007cm"/>
    </style:style>
    <style:style style:family="text" style:name="CharStyle15" style:display-name="CharStyle15" style:parent-style-name="CharStyle14">
      <style:text-properties fo:language="en" style:language-asian="en" style:language-complex="en" fo:country="US" style:country-asian="US" style:country-complex="US" fo:font-weight="normal" style:font-weight-asian="normal" style:font-weight-complex="normal" style:text-scale="100.%" fo:color="#000000" style:text-position="0.%"/>
    </style:style>
    <style:style style:family="text" style:name="CharStyle17" style:display-name="CharStyle17" style:parent-style-name="DefaultFontStyle">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style:style>
    <style:style style:family="text" style:name="CharStyle19" style:display-name="CharStyle19" style:parent-style-name="DefaultFontStyle">
      <style:text-properties fo:font-weight="bold" style:font-weight-asian="bold" style:font-weight-complex="bold" fo:font-style="normal" style:font-style-asian="normal" style:font-style-complex="normal" style:text-underline-style="none" style:text-line-through-style="none" fo:font-size="12.5pt" style:font-size-asian="12.5pt" style:font-size-complex="12.5pt" style:font-name="Times New Roman" style:font-name-asian="Times New Roman" style:font-name-complex="Times New Roman" fo:letter-spacing="-0.004cm"/>
    </style:style>
    <style:style style:family="text" style:name="CharStyle21" style:display-name="CharStyle21" style:parent-style-name="DefaultFontStyle">
      <style:text-properties fo:font-weight="normal" style:font-weight-asian="normal" style:font-weight-complex="normal" fo:font-style="normal" style:font-style-asian="normal" style:font-style-complex="normal" style:text-underline-style="none" style:text-line-through-style="none" fo:font-size="18.5pt" style:font-size-asian="18.5pt" style:font-size-complex="18.5pt" style:font-name="Times New Roman" style:font-name-asian="Times New Roman" style:font-name-complex="Times New Roman" fo:letter-spacing="-0.012cm"/>
    </style:style>
    <style:style style:family="text" style:name="CharStyle22" style:display-name="CharStyle22" style:parent-style-name="CharStyle14">
      <style:text-properties fo:font-weight="normal" style:font-weight-asian="normal" style:font-weight-complex="normal" fo:font-style="italic" style:font-style-asian="italic" style:font-style-complex="italic" style:text-scale="100.%" fo:letter-spacing="-0.019cm" fo:color="#000000" style:text-position="0.%"/>
    </style:style>
    <style:style style:family="text" style:name="CharStyle23" style:display-name="CharStyle23" style:parent-style-name="CharStyle14">
      <style:text-properties fo:language="en" style:language-asian="en" style:language-complex="en" fo:country="US" style:country-asian="US" style:country-complex="US" fo:font-size="8.5pt" style:font-size-asian="8.5pt" style:font-size-complex="8.5pt" style:text-scale="100.%" fo:letter-spacing="-0.016cm" fo:color="#000000" style:text-position="0.%"/>
    </style:style>
    <style:style style:family="text" style:name="CharStyle25" style:display-name="CharStyle25" style:parent-style-name="DefaultFontStyle">
      <style:text-properties fo:font-weight="normal" style:font-weight-asian="normal" style:font-weight-complex="normal" fo:font-style="normal" style:font-style-asian="normal" style:font-style-complex="normal" style:text-underline-style="none" style:text-line-through-style="none" fo:font-size="8.pt" style:font-size-asian="8.pt" style:font-size-complex="8.pt" style:font-name="Times New Roman" style:font-name-asian="Times New Roman" style:font-name-complex="Times New Roman" fo:letter-spacing="0.002cm"/>
    </style:style>
    <style:style style:family="text" style:name="CharStyle26" style:display-name="CharStyle26" style:parent-style-name="CharStyle6">
      <style:text-properties fo:language="en" style:language-asian="en" style:language-complex="en" fo:country="US" style:country-asian="US" style:country-complex="US" fo:font-size="9.pt" style:font-size-asian="9.pt" style:font-size-complex="9.pt" style:text-scale="100.%" fo:letter-spacing="0.000cm" fo:color="#000000" style:text-position="0.%"/>
    </style:style>
    <style:style style:family="text" style:name="CharStyle27" style:display-name="CharStyle27" style:parent-style-name="CharStyle6">
      <style:text-properties fo:language="en" style:language-asian="en" style:language-complex="en" fo:country="US" style:country-asian="US" style:country-complex="US" fo:font-size="7.pt" style:font-size-asian="7.pt" style:font-size-complex="7.pt" style:text-scale="100.%" fo:letter-spacing="0.000cm" fo:color="#000000" style:text-position="0.%"/>
    </style:style>
    <style:style style:family="text" style:name="CharStyle29" style:display-name="CharStyle29" style:parent-style-name="DefaultFontStyle">
      <style:text-properties fo:font-weight="bold" style:font-weight-asian="bold" style:font-weight-complex="bold" fo:font-style="normal" style:font-style-asian="normal" style:font-style-complex="normal" style:text-underline-style="none" style:text-line-through-style="none" fo:font-size="8.pt" style:font-size-asian="8.pt" style:font-size-complex="8.pt" style:font-name="Times New Roman" style:font-name-asian="Times New Roman" style:font-name-complex="Times New Roman" fo:letter-spacing="-0.005cm"/>
    </style:style>
    <style:style style:family="text" style:name="CharStyle30" style:display-name="CharStyle30" style:parent-style-name="CharStyle6">
      <style:text-properties fo:font-weight="bold" style:font-weight-asian="bold" style:font-weight-complex="bold" style:text-scale="100.%" fo:letter-spacing="-0.014cm" fo:color="#000000" style:text-position="0.%"/>
    </style:style>
    <style:style style:family="text" style:name="CharStyle32" style:display-name="CharStyle32" style:parent-style-name="DefaultFontStyle">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Times New Roman" style:font-name-asian="Times New Roman" style:font-name-complex="Times New Roman"/>
    </style:style>
    <style:style style:family="text" style:name="CharStyle33" style:display-name="CharStyle33" style:parent-style-name="CharStyle6">
      <style:text-properties fo:language="en" style:language-asian="en" style:language-complex="en" fo:country="US" style:country-asian="US" style:country-complex="US" fo:font-style="italic" style:font-style-asian="italic" style:font-style-complex="italic" style:text-scale="100.%" fo:letter-spacing="-0.011cm" fo:color="#000000" style:text-position="0.%"/>
    </style:style>
    <style:default-style style:family="paragraph">
      <style:paragraph-properties fo:background-color="transparent" fo:margin-top="0.000cm" fo:margin-bottom="0.000cm" fo:line-height="100.%" fo:margin-left="0.000cm" fo:margin-right="0.000cm" fo:text-indent="0.000cm" fo:text-align="left" style:page-number="auto"/>
      <style:text-properties fo:language="en" style:language-asian="en" style:language-complex="en" fo:country="US" style:country-asian="US" style:country-complex="US" fo:font-size="12.pt" style:font-size-asian="12.pt" style:font-size-complex="12.pt" style:font-name="Courier New" style:font-name-asian="Courier New" style:font-name-complex="Courier New" style:text-scale="100.%" fo:letter-spacing="0.000cm" fo:color="#000000" style:text-position="0.%"/>
    </style:default-style>
    <style:style style:family="paragraph" style:name="Heading #2">
      <style:paragraph-properties fo:background-color="#FFFFFF" fo:line-height="0.000cm" fo:text-align="center" style:page-number="auto"/>
      <style:text-properties fo:font-weight="bold" style:font-weight-asian="bold" style:font-weight-complex="bold" fo:font-style="normal" style:font-style-asian="normal" style:font-style-complex="normal" style:text-underline-style="none" style:text-line-through-style="none" fo:font-size="17.5pt" style:font-size-asian="17.5pt" style:font-size-complex="17.5pt" style:font-name="Times New Roman" style:font-name-asian="Times New Roman" style:font-name-complex="Times New Roman" fo:letter-spacing="-0.014cm"/>
    </style:style>
    <style:style style:family="paragraph" style:name="Body text">
      <style:paragraph-properties fo:background-color="#FFFFFF" fo:line-height="0.000cm" fo:text-align="center" style:page-number="auto"/>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Times New Roman" style:font-name-asian="Times New Roman" style:font-name-complex="Times New Roman"/>
    </style:style>
    <style:style style:family="paragraph" style:name="Heading #3">
      <style:paragraph-properties fo:background-color="#FFFFFF" fo:line-height="0.000cm" fo:text-align="center" style:page-number="auto"/>
      <style:text-properties fo:font-weight="bold" style:font-weight-asian="bold" style:font-weight-complex="bold" fo:font-style="normal" style:font-style-asian="normal" style:font-style-complex="normal" style:text-underline-style="none" style:text-line-through-style="none" style:font-name="Times New Roman" style:font-name-asian="Times New Roman" style:font-name-complex="Times New Roman" fo:letter-spacing="-0.004cm"/>
    </style:style>
    <style:style style:family="paragraph" style:name="Heading #4">
      <style:paragraph-properties fo:background-color="#FFFFFF" fo:margin-top="0.212cm" fo:line-height="0.000cm" fo:text-align="center" style:page-number="auto"/>
      <style:text-properties fo:font-weight="bold" style:font-weight-asian="bold" style:font-weight-complex="bold" fo:font-style="normal" style:font-style-asian="normal" style:font-style-complex="normal" style:text-underline-style="none" style:text-line-through-style="none" fo:font-size="11.5pt" style:font-size-asian="11.5pt" style:font-size-complex="11.5pt" style:font-name="Times New Roman" style:font-name-asian="Times New Roman" style:font-name-complex="Times New Roman" fo:letter-spacing="0.002cm"/>
    </style:style>
    <style:style style:family="paragraph" style:name="Body text (2)">
      <style:paragraph-properties fo:background-color="#FFFFFF" fo:margin-bottom="0.212cm" fo:line-height="0.000cm" fo:text-indent="-0.600cm" fo:text-align="justify" style:page-number="auto"/>
      <style:text-properties fo:font-weight="bold" style:font-weight-asian="bold" style:font-weight-complex="bold" fo:font-style="normal" style:font-style-asian="normal" style:font-style-complex="normal" style:text-underline-style="none" style:text-line-through-style="none" fo:font-size="8.pt" style:font-size-asian="8.pt" style:font-size-complex="8.pt" style:font-name="Times New Roman" style:font-name-asian="Times New Roman" style:font-name-complex="Times New Roman" fo:letter-spacing="-0.007cm"/>
    </style:style>
    <style:style style:family="paragraph" style:name="Body text (3)">
      <style:paragraph-properties fo:background-color="#FFFFFF" fo:margin-top="0.212cm" fo:line-height="0.288cm" fo:text-align="justify" style:page-number="auto"/>
      <style:text-properties fo:font-weight="normal" style:font-weight-asian="normal" style:font-weight-complex="normal" fo:font-style="normal" style:font-style-asian="normal" style:font-style-complex="normal" style:text-underline-style="none" style:text-line-through-style="none" fo:font-size="9.pt" style:font-size-asian="9.pt" style:font-size-complex="9.pt" style:font-name="Times New Roman" style:font-name-asian="Times New Roman" style:font-name-complex="Times New Roman"/>
    </style:style>
    <style:style style:family="paragraph" style:name="Body text (4)">
      <style:paragraph-properties fo:background-color="#FFFFFF" fo:line-height="0.000cm" fo:text-align="justify" style:page-number="auto"/>
      <style:text-properties fo:font-weight="bold" style:font-weight-asian="bold" style:font-weight-complex="bold" fo:font-style="normal" style:font-style-asian="normal" style:font-style-complex="normal" style:text-underline-style="none" style:text-line-through-style="none" fo:font-size="12.5pt" style:font-size-asian="12.5pt" style:font-size-complex="12.5pt" style:font-name="Times New Roman" style:font-name-asian="Times New Roman" style:font-name-complex="Times New Roman" fo:letter-spacing="-0.004cm"/>
    </style:style>
    <style:style style:family="paragraph" style:name="Heading #1">
      <style:paragraph-properties fo:background-color="#FFFFFF" fo:margin-bottom="0.423cm" fo:line-height="0.000cm" fo:text-align="center" style:page-number="auto"/>
      <style:text-properties fo:font-weight="normal" style:font-weight-asian="normal" style:font-weight-complex="normal" fo:font-style="normal" style:font-style-asian="normal" style:font-style-complex="normal" style:text-underline-style="none" style:text-line-through-style="none" fo:font-size="18.5pt" style:font-size-asian="18.5pt" style:font-size-complex="18.5pt" style:font-name="Times New Roman" style:font-name-asian="Times New Roman" style:font-name-complex="Times New Roman" fo:letter-spacing="-0.012cm"/>
    </style:style>
    <style:style style:family="paragraph" style:name="Header or footer">
      <style:paragraph-properties fo:background-color="#FFFFFF" fo:line-height="0.000cm" fo:text-align="justify" style:page-number="auto"/>
      <style:text-properties fo:font-weight="normal" style:font-weight-asian="normal" style:font-weight-complex="normal" fo:font-style="normal" style:font-style-asian="normal" style:font-style-complex="normal" style:text-underline-style="none" style:text-line-through-style="none" fo:font-size="8.pt" style:font-size-asian="8.pt" style:font-size-complex="8.pt" style:font-name="Times New Roman" style:font-name-asian="Times New Roman" style:font-name-complex="Times New Roman" fo:letter-spacing="0.002cm"/>
    </style:style>
    <style:style style:family="paragraph" style:name="Header or footer (2)">
      <style:paragraph-properties fo:background-color="#FFFFFF" fo:line-height="0.000cm" fo:text-align="justify" style:page-number="auto"/>
      <style:text-properties fo:font-weight="bold" style:font-weight-asian="bold" style:font-weight-complex="bold" fo:font-style="normal" style:font-style-asian="normal" style:font-style-complex="normal" style:text-underline-style="none" style:text-line-through-style="none" fo:font-size="8.pt" style:font-size-asian="8.pt" style:font-size-complex="8.pt" style:font-name="Times New Roman" style:font-name-asian="Times New Roman" style:font-name-complex="Times New Roman" fo:letter-spacing="-0.005cm"/>
    </style:style>
    <style:style style:family="paragraph" style:name="Heading #5">
      <style:paragraph-properties fo:background-color="#FFFFFF" fo:line-height="0.356cm" fo:text-indent="0.247cm" fo:text-align="justify" style:page-number="auto"/>
      <style:text-properties fo:font-weight="normal" style:font-weight-asian="normal" style:font-weight-complex="normal" fo:font-style="normal" style:font-style-asian="normal" style:font-style-complex="normal" style:text-underline-style="none" style:text-line-through-style="none" fo:font-size="8.5pt" style:font-size-asian="8.5pt" style:font-size-complex="8.5pt" style:font-name="Times New Roman" style:font-name-asian="Times New Roman" style:font-name-complex="Times New Roman"/>
    </style:style>
    <style:style style:name="Frame" style:family="graphic">
      <style:graphic-properties/>
    </style:style>
    <text:notes-configuration text:note-class="footnote" text:start-numbering-at="document" style:num-format="1" text:start-value="0"/>
  </office:styles>
  <office:automatic-styles>
    <style:style style:family="paragraph" style:name="P200">
      <style:paragraph-properties style:page-number="auto"/>
      <style:text-properties fo:font-size="5.e-002pt" style:font-size-asian="5.e-002pt" style:font-size-complex="5.e-002pt"/>
    </style:style>
    <style:page-layout style:name="Mpm0">
      <style:page-layout-properties fo:page-width="14.801cm" fo:page-height="21.001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style:page-layout style:name="Mpm1">
      <style:page-layout-properties fo:page-width="14.801cm" fo:page-height="21.001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style:page-layout style:name="Mpm2">
      <style:page-layout-properties fo:page-width="14.801cm" fo:page-height="21.001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style:page-layout style:name="Mpm3">
      <style:page-layout-properties fo:page-width="14.801cm" fo:page-height="21.001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style:page-layout style:name="Mpm4">
      <style:page-layout-properties fo:page-width="14.801cm" fo:page-height="21.001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style:page-layout style:name="Mpm5">
      <style:page-layout-properties fo:page-width="14.801cm" fo:page-height="21.001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style:page-layout style:name="Mpm6">
      <style:page-layout-properties fo:page-width="14.801cm" fo:page-height="21.001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style:page-layout style:name="Mpm7">
      <style:page-layout-properties fo:page-width="14.801cm" fo:page-height="21.001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style:page-layout style:name="Mpm8">
      <style:page-layout-properties fo:page-width="14.801cm" fo:page-height="21.001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style:page-layout style:name="Mpm9">
      <style:page-layout-properties fo:page-width="14.801cm" fo:page-height="21.001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style:page-layout style:name="Mpm10">
      <style:page-layout-properties fo:page-width="14.801cm" fo:page-height="21.001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style:page-layout style:name="Mpm11">
      <style:page-layout-properties fo:page-width="14.801cm" fo:page-height="21.001cm" style:print-orientation="portrait" style:num-format="1" fo:margin-left="0.000cm" fo:margin-right="0.000cm" fo:margin-top="0cm" fo:margin-bottom="0cm"/>
      <style:header-style>
        <style:header-footer-properties fo:min-height="0.000cm"/>
      </style:header-style>
      <style:footer-style>
        <style:header-footer-properties fo:min-height="0.000cm" fo:margin-top="0.000cm"/>
      </style:footer-style>
    </style:page-layout>
  </office:automatic-styles>
  <office:master-styles>
    <style:master-page style:name="PageStyle0" style:page-layout-name="Mpm0">
      <style:footer>
        <text:p text:style-name="P200"/>
      </style:footer>
      <style:header>
        <text:p text:style-name="P200"/>
      </style:header>
    </style:master-page>
    <style:master-page style:name="PageStyle1" style:page-layout-name="Mpm1">
      <style:footer>
        <text:p text:style-name="P200"/>
      </style:footer>
      <style:header>
        <text:p text:style-name="P200"/>
      </style:header>
    </style:master-page>
    <style:master-page style:name="PageStyle2" style:page-layout-name="Mpm2">
      <style:footer>
        <text:p text:style-name="P200"/>
      </style:footer>
      <style:header>
        <text:p text:style-name="P200"/>
      </style:header>
    </style:master-page>
    <style:master-page style:name="PageStyle3" style:page-layout-name="Mpm3">
      <style:footer>
        <text:p text:style-name="P200"/>
      </style:footer>
      <style:header>
        <text:p text:style-name="P200"/>
      </style:header>
    </style:master-page>
    <style:master-page style:name="PageStyle4" style:page-layout-name="Mpm4">
      <style:footer>
        <text:p text:style-name="P200"/>
      </style:footer>
      <style:header>
        <text:p text:style-name="P200"/>
      </style:header>
    </style:master-page>
    <style:master-page style:name="PageStyle5" style:page-layout-name="Mpm5">
      <style:footer>
        <text:p text:style-name="P200"/>
      </style:footer>
      <style:header>
        <text:p text:style-name="P200"/>
      </style:header>
    </style:master-page>
    <style:master-page style:name="PageStyle6" style:page-layout-name="Mpm6">
      <style:footer>
        <text:p text:style-name="P200"/>
      </style:footer>
      <style:header>
        <text:p text:style-name="P200"/>
      </style:header>
    </style:master-page>
    <style:master-page style:name="PageStyle7" style:page-layout-name="Mpm7">
      <style:footer>
        <text:p text:style-name="P200"/>
      </style:footer>
      <style:header>
        <text:p text:style-name="P200"/>
      </style:header>
    </style:master-page>
    <style:master-page style:name="PageStyle8" style:page-layout-name="Mpm8">
      <style:footer>
        <text:p text:style-name="P200"/>
      </style:footer>
      <style:header>
        <text:p text:style-name="P200"/>
      </style:header>
    </style:master-page>
    <style:master-page style:name="PageStyle9" style:page-layout-name="Mpm9">
      <style:footer>
        <text:p text:style-name="P200"/>
      </style:footer>
      <style:header>
        <text:p text:style-name="P200"/>
      </style:header>
    </style:master-page>
    <style:master-page style:name="PageStyle10" style:page-layout-name="Mpm10">
      <style:footer>
        <text:p text:style-name="P200"/>
      </style:footer>
      <style:header>
        <text:p text:style-name="P200"/>
      </style:header>
    </style:master-page>
    <style:master-page style:name="PageStyle11" style:page-layout-name="Mpm11">
      <style:footer>
        <text:p text:style-name="P200"/>
      </style:footer>
      <style:header>
        <text:p text:style-name="P200"/>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meta>
    <dc:title>Volume 5 Christian Education Front Material</dc:title>
    <dc:subject>Martin Luther</dc:subject>
    <meta:initial-creator/>
    <meta:keyword/>
  </office:meta>
</office:document-meta>
</file>